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dersonDarling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3" table:default-cell-style-name="ce1"/>
        <table:table-column table:style-name="co3" table:number-columns-repeated="16359" table:default-cell-style-name="ce1"/>
        <table:table-row table:style-name="ro1">
          <table:table-cell office:value-type="string" table:style-name="ce2">
            <text:p>Version_Id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Distribution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pvalu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36648406439602" table:style-name="ce4">
            <text:p>1,59366484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47891946605495" table:style-name="ce4">
            <text:p>1,59478919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2.013960378096193" table:style-name="ce4">
            <text:p>12,013960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97392700311204" table:style-name="ce4">
            <text:p>1,6097392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725662121012604" table:style-name="ce4">
            <text:p>1,77256621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80002094372168" table:style-name="ce4">
            <text:p>1,59800020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781466304406592" table:style-name="ce4">
            <text:p>1,778146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125576725159704" table:style-name="ce4">
            <text:p>3,7125576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22515850210891" table:style-name="ce4">
            <text:p>1,73225158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176299685905292" table:style-name="ce4">
            <text:p>1,7176299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68363879675223" table:style-name="ce4">
            <text:p>1,69683638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020778610077798" table:style-name="ce4">
            <text:p>1,70207786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152007230573645" table:style-name="ce4">
            <text:p>1,71520072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41185931591804" table:style-name="ce4">
            <text:p>1,594118593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802225593815507" table:style-name="ce4">
            <text:p>0,880222559</text:p>
          </table:table-cell>
          <table:table-cell office:value-type="float" office:value="0.02" table:style-name="ce4">
            <text:p>0,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457415240639236" table:style-name="ce4">
            <text:p>1,7457415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876875222178128" table:style-name="ce4">
            <text:p>1,5876875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769577906411769" table:style-name="ce4">
            <text:p>1,7769577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878006935145052" table:style-name="ce4">
            <text:p>1,787800694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1802232892388" table:style-name="ce4">
            <text:p>1,5718022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81151959256948" table:style-name="ce4">
            <text:p>1,6981151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60964138759053" table:style-name="ce4">
            <text:p>1,596096414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46235528419206" table:style-name="ce4">
            <text:p>1,57462355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06477623025178" table:style-name="ce4">
            <text:p>2,1064776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82084007656937" table:style-name="ce4">
            <text:p>1,6982084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99156502469522" table:style-name="ce4">
            <text:p>3,29915650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1667046942395984" table:style-name="ce4">
            <text:p>7,1667046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2764891495551893" table:style-name="ce4">
            <text:p>6,276489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441350476308216" table:style-name="ce4">
            <text:p>1,84413504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101380264229277" table:style-name="ce4">
            <text:p>1,9101380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101380264229277" table:style-name="ce4">
            <text:p>1,9101380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88593707250503" table:style-name="ce4">
            <text:p>2,5885937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407499698474041" table:style-name="ce4">
            <text:p>3,540749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125546512260442" table:style-name="ce4">
            <text:p>1,8125546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125546512260442" table:style-name="ce4">
            <text:p>1,8125546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101380264229277" table:style-name="ce4">
            <text:p>1,9101380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12779785496497" table:style-name="ce4">
            <text:p>1,9412779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362941877975061" table:style-name="ce4">
            <text:p>1,83629418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016110533013759" table:style-name="ce4">
            <text:p>13,016110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016110533013759" table:style-name="ce4">
            <text:p>13,016110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016110533013759" table:style-name="ce4">
            <text:p>13,016110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21199463841143" table:style-name="ce4">
            <text:p>1,60211994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016110533013759" table:style-name="ce4">
            <text:p>13,016110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266848631893438" table:style-name="ce4">
            <text:p>2,4266848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3047235702805295" table:style-name="ce4">
            <text:p>6,304723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771795950746153" table:style-name="ce4">
            <text:p>1,87717959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2.013960378096193" table:style-name="ce4">
            <text:p>12,013960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6835529308134269" table:style-name="ce4">
            <text:p>9,68355293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258290104468529" table:style-name="ce4">
            <text:p>1,825829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771831783408274" table:style-name="ce4">
            <text:p>1,7771831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607150488721501" table:style-name="ce4">
            <text:p>2,2607150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21599729725793" table:style-name="ce4">
            <text:p>1,8521599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977974842331321" table:style-name="ce4">
            <text:p>1,497797484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44585599204828" table:style-name="ce4">
            <text:p>0,34445856</text:p>
          </table:table-cell>
          <table:table-cell office:value-type="float" office:value="0.46760000000000002" table:style-name="ce4">
            <text:p>0,46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44585599204828" table:style-name="ce4">
            <text:p>0,34445856</text:p>
          </table:table-cell>
          <table:table-cell office:value-type="float" office:value="0.46800000000000003" table:style-name="ce4">
            <text:p>0,4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762300117999885" table:style-name="ce4">
            <text:p>1,77623001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0716395617506578" table:style-name="ce4">
            <text:p>0,707163956</text:p>
          </table:table-cell>
          <table:table-cell office:value-type="float" office:value="6.2799999999999995E-2" table:style-name="ce4">
            <text:p>0,06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025245178273195" table:style-name="ce4">
            <text:p>2,1025245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457523113733231" table:style-name="ce4">
            <text:p>2,2457523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4692679415817054" table:style-name="ce4">
            <text:p>0,246926794</text:p>
          </table:table-cell>
          <table:table-cell office:value-type="float" office:value="0.75960000000000005" table:style-name="ce4">
            <text:p>0,75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4692679415817054" table:style-name="ce4">
            <text:p>0,246926794</text:p>
          </table:table-cell>
          <table:table-cell office:value-type="float" office:value="0.73719999999999997" table:style-name="ce4">
            <text:p>0,73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44585599204828" table:style-name="ce4">
            <text:p>0,34445856</text:p>
          </table:table-cell>
          <table:table-cell office:value-type="float" office:value="0.47120000000000001" table:style-name="ce4">
            <text:p>0,47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19103856782727746" table:style-name="ce4">
            <text:p>0,191038568</text:p>
          </table:table-cell>
          <table:table-cell office:value-type="float" office:value="0.89600000000000002" table:style-name="ce4">
            <text:p>0,8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0476728040478775" table:style-name="ce4">
            <text:p>0,20476728</text:p>
          </table:table-cell>
          <table:table-cell office:value-type="float" office:value="0.86960000000000004" table:style-name="ce4">
            <text:p>0,86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0716395617507999" table:style-name="ce4">
            <text:p>0,707163956</text:p>
          </table:table-cell>
          <table:table-cell office:value-type="float" office:value="5.9200000000000003E-2" table:style-name="ce4">
            <text:p>0,059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0716395617507999" table:style-name="ce4">
            <text:p>0,707163956</text:p>
          </table:table-cell>
          <table:table-cell office:value-type="float" office:value="5.7599999999999998E-2" table:style-name="ce4">
            <text:p>0,05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0716395617507999" table:style-name="ce4">
            <text:p>0,707163956</text:p>
          </table:table-cell>
          <table:table-cell office:value-type="float" office:value="6.08E-2" table:style-name="ce4">
            <text:p>0,06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899671871985333" table:style-name="ce4">
            <text:p>1,189967187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0716395617507999" table:style-name="ce4">
            <text:p>0,707163956</text:p>
          </table:table-cell>
          <table:table-cell office:value-type="float" office:value="5.0799999999999998E-2" table:style-name="ce4">
            <text:p>0,05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4108470160363993" table:style-name="ce4">
            <text:p>0,241084702</text:p>
          </table:table-cell>
          <table:table-cell office:value-type="float" office:value="0.75280000000000002" table:style-name="ce4">
            <text:p>0,75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9048507995480222" table:style-name="ce4">
            <text:p>5,90485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3541058523444747" table:style-name="ce4">
            <text:p>0,235410585</text:p>
          </table:table-cell>
          <table:table-cell office:value-type="float" office:value="0.78920000000000001" table:style-name="ce4">
            <text:p>0,789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926555297784425" table:style-name="ce4">
            <text:p>11,92655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733781696583222" table:style-name="ce4">
            <text:p>3,2733781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457523113733231" table:style-name="ce4">
            <text:p>2,2457523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7589302378155622" table:style-name="ce4">
            <text:p>0,275893024</text:p>
          </table:table-cell>
          <table:table-cell office:value-type="float" office:value="0.66959999999999997" table:style-name="ce4">
            <text:p>0,66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3885436864037644" table:style-name="ce4">
            <text:p>0,838854369</text:p>
          </table:table-cell>
          <table:table-cell office:value-type="float" office:value="3.6400000000000002E-2" table:style-name="ce4">
            <text:p>0,03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664243504694568" table:style-name="ce4">
            <text:p>2,266424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67222127050529" table:style-name="ce4">
            <text:p>1,66722212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14471547656333" table:style-name="ce4">
            <text:p>1,94144715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14471547656333" table:style-name="ce4">
            <text:p>1,9414471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540699492122513" table:style-name="ce4">
            <text:p>2,7540699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091490210499984" table:style-name="ce4">
            <text:p>4,091490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046984529832301" table:style-name="ce4">
            <text:p>2,2046984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046984529832301" table:style-name="ce4">
            <text:p>2,2046984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14471547656333" table:style-name="ce4">
            <text:p>1,9414471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789961190402394" table:style-name="ce4">
            <text:p>1,9789961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046984529832301" table:style-name="ce4">
            <text:p>2,2046984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941653431066229" table:style-name="ce4">
            <text:p>1,4941653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651793913754943" table:style-name="ce4">
            <text:p>2,5651793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1725952556869004" table:style-name="ce4">
            <text:p>6,1725952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813987899565035" table:style-name="ce4">
            <text:p>2,181398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2.013960378096193" table:style-name="ce4">
            <text:p>12,013960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781269967853838" table:style-name="ce4">
            <text:p>11,781269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046984529832301" table:style-name="ce4">
            <text:p>2,2046984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054458369114428" table:style-name="ce4">
            <text:p>3,10544583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3900803334519978" table:style-name="ce4">
            <text:p>7,3900803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58372508673142" table:style-name="ce4">
            <text:p>1,35837250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770076462355277" table:style-name="ce4">
            <text:p>1,9770076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926587681972023" table:style-name="ce4">
            <text:p>1,492658768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926587681972023" table:style-name="ce4">
            <text:p>1,492658768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432662705869348" table:style-name="ce4">
            <text:p>2,14326627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035704617625242" table:style-name="ce4">
            <text:p>1,203570462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983816033014449" table:style-name="ce4">
            <text:p>1,8983816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5466896889158193" table:style-name="ce4">
            <text:p>6,54668968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21599729725793" table:style-name="ce4">
            <text:p>1,8521599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47779997524401" table:style-name="ce4">
            <text:p>1,404778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19763200409287407" table:style-name="ce4">
            <text:p>0,197632004</text:p>
          </table:table-cell>
          <table:table-cell office:value-type="float" office:value="0.88800000000000001" table:style-name="ce4">
            <text:p>0,8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19763200409287407" table:style-name="ce4">
            <text:p>0,197632004</text:p>
          </table:table-cell>
          <table:table-cell office:value-type="float" office:value="0.87239999999999995" table:style-name="ce4">
            <text:p>0,87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09391086798459" table:style-name="ce4">
            <text:p>1,509391087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7013393260031648" table:style-name="ce4">
            <text:p>0,270133933</text:p>
          </table:table-cell>
          <table:table-cell office:value-type="float" office:value="0.68120000000000003" table:style-name="ce4">
            <text:p>0,68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268213274057004" table:style-name="ce4">
            <text:p>0,626821327</text:p>
          </table:table-cell>
          <table:table-cell office:value-type="float" office:value="0.1004" table:style-name="ce4">
            <text:p>0,1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121766078967596" table:style-name="ce4">
            <text:p>2,8121766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8574517937162369" table:style-name="ce4">
            <text:p>0,785745179</text:p>
          </table:table-cell>
          <table:table-cell office:value-type="float" office:value="3.7600000000000001E-2" table:style-name="ce4">
            <text:p>0,03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363058013096435" table:style-name="ce4">
            <text:p>2,4363058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8992082011871645" table:style-name="ce4">
            <text:p>0,78992082</text:p>
          </table:table-cell>
          <table:table-cell office:value-type="float" office:value="4.0800000000000003E-2" table:style-name="ce4">
            <text:p>0,04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6706765966258317" table:style-name="ce4">
            <text:p>3,6706765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68854794347163" table:style-name="ce4">
            <text:p>1,67688547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499727567188685" table:style-name="ce4">
            <text:p>1,249972757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107746392058488" table:style-name="ce4">
            <text:p>3,0107746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77729867557359" table:style-name="ce4">
            <text:p>9,07772986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869169371866889" table:style-name="ce4">
            <text:p>2,28691693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888457785074223" table:style-name="ce4">
            <text:p>2,7888457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8307862192528859" table:style-name="ce4">
            <text:p>0,583078622</text:p>
          </table:table-cell>
          <table:table-cell office:value-type="float" office:value="0.122" table:style-name="ce4">
            <text:p>0,12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403914389849149" table:style-name="ce4">
            <text:p>1,240391439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68279035172425" table:style-name="ce4">
            <text:p>1,6682790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93829213007956" table:style-name="ce4">
            <text:p>2,49382921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158519098438148" table:style-name="ce4">
            <text:p>11,15851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26763982660394" table:style-name="ce4">
            <text:p>1,7267639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571151524867446" table:style-name="ce4">
            <text:p>5,55711515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Effort to reach rating A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0319527277486955" table:style-name="ce4">
            <text:p>8,0319527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123347189379658" table:style-name="ce4">
            <text:p>1,61233471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888457785074223" table:style-name="ce4">
            <text:p>2,7888457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426806950499625" table:style-name="ce4">
            <text:p>1,24268069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252580621027604" table:style-name="ce4">
            <text:p>2,7252580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2298532919861032" table:style-name="ce4">
            <text:p>0,922985329</text:p>
          </table:table-cell>
          <table:table-cell office:value-type="float" office:value="1.6799999999999999E-2" table:style-name="ce4">
            <text:p>0,01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SQ 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438174840397679" table:style-name="ce4">
            <text:p>3,3438174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Critical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9006306339754957" table:style-name="ce4">
            <text:p>0,490063063</text:p>
          </table:table-cell>
          <table:table-cell office:value-type="float" office:value="0.21240000000000001" table:style-name="ce4">
            <text:p>0,21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338189788313358" table:style-name="ce4">
            <text:p>1,6338189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Cognitive complexity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6279830785153" table:style-name="ce4">
            <text:p>2,5627983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Min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641320528985688" table:style-name="ce4">
            <text:p>2,8641320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Info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5245014911344" table:style-name="ce4">
            <text:p>11,052450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SQ maintain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42839323651279" table:style-name="ce4">
            <text:p>2,0428393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Security hotspot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438627373415045" table:style-name="ce4">
            <text:p>5,4386273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Effort to reach rating 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1751287888315218" table:style-name="ce4">
            <text:p>8,17512878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Duplicated block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574293126875347" table:style-name="ce4">
            <text:p>2,25742931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438174840397679" table:style-name="ce4">
            <text:p>3,3438174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Code smell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47983296060147" table:style-name="ce4">
            <text:p>1,6479832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Bug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828786431950405" table:style-name="ce4">
            <text:p>2,7828786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Avg(Maj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360991058932981" table:style-name="ce4">
            <text:p>1,436099106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Sqale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1230877438546045" table:style-name="ce4">
            <text:p>8,12308774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894455032251599" table:style-name="ce4">
            <text:p>2,7894455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Taylor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178334441065857" table:style-name="ce4">
            <text:p>6,01783344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Yin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4654320580129863" table:style-name="ce4">
            <text:p>4,4654320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Liu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7190299641274578" table:style-name="ce4">
            <text:p>6,7190299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Huang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3743995861983862" table:style-name="ce4">
            <text:p>7,37439958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Taylor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178334356597887" table:style-name="ce4">
            <text:p>6,01783343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Yin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4654320183873395" table:style-name="ce4">
            <text:p>4,4654320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Liu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7190299675734195" table:style-name="ce4">
            <text:p>6,71902996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Huang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37379895998221" table:style-name="ce4">
            <text:p>7,373798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Taylor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9503622587554048" table:style-name="ce4">
            <text:p>5,9503622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Yin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70398546323824" table:style-name="ce4">
            <text:p>4,6703985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Liu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4897501913616722" table:style-name="ce4">
            <text:p>6,4897501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Huang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6136879027793114" table:style-name="ce4">
            <text:p>6,6136879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Taylor_TA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52032888636418" table:style-name="ce4">
            <text:p>1,60520328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Taylor_FOM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852494224766176" table:style-name="ce4">
            <text:p>2,2852494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082948612907146" table:style-name="ce4">
            <text:p>1,5082948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0582941263724" table:style-name="ce4">
            <text:p>1,85058294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869973926834845" table:style-name="ce4">
            <text:p>11,869973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372576170333488" table:style-name="ce4">
            <text:p>1,637257617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318000212745133" table:style-name="ce4">
            <text:p>1,531800021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834603057504083" table:style-name="ce4">
            <text:p>1,6834603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18757174676483" table:style-name="ce4">
            <text:p>1,57187571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89038918161539" table:style-name="ce4">
            <text:p>3,8890389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MethodProtecte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86997392687924" table:style-name="ce4">
            <text:p>11,869973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89122819619124" table:style-name="ce4">
            <text:p>1,578912282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324734555850355" table:style-name="ce4">
            <text:p>1,6324734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87122235804827" table:style-name="ce4">
            <text:p>1,608712224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248778151418378" table:style-name="ce4">
            <text:p>1,7248778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84521294438571" table:style-name="ce4">
            <text:p>1,7384521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52697033902521" table:style-name="ce4">
            <text:p>1,6252697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1489682028023367" table:style-name="ce4">
            <text:p>0,91489682</text:p>
          </table:table-cell>
          <table:table-cell office:value-type="float" office:value="1.6400000000000001E-2" table:style-name="ce4">
            <text:p>0,01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965254457348308" table:style-name="ce4">
            <text:p>1,8965254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24105414113058" table:style-name="ce4">
            <text:p>1,69241054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538647408136285" table:style-name="ce4">
            <text:p>1,95386474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916562773552869" table:style-name="ce4">
            <text:p>1,79165627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901106593301137" table:style-name="ce4">
            <text:p>1,49011065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942465154426657" table:style-name="ce4">
            <text:p>1,7942465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887717683194865" table:style-name="ce4">
            <text:p>3,38877176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RatioProtected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905233704215803" table:style-name="ce4">
            <text:p>1,19052337</text:p>
          </table:table-cell>
          <table:table-cell office:value-type="float" office:value="3.5999999999999999E-3" table:style-name="ce4">
            <text:p>0,00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326571344228071" table:style-name="ce4">
            <text:p>2,13265713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158614052508767" table:style-name="ce4">
            <text:p>1,7158614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377584482302595" table:style-name="ce4">
            <text:p>1,237758448</text:p>
          </table:table-cell>
          <table:table-cell office:value-type="float" office:value="4.4000000000000003E-3" table:style-name="ce4">
            <text:p>0,00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844557286291561" table:style-name="ce4">
            <text:p>3,3844557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1884709830679441" table:style-name="ce4">
            <text:p>5,1884709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686437618855805" table:style-name="ce4">
            <text:p>3,9686437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304955902202749" table:style-name="ce4">
            <text:p>1,930495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750745908289161" table:style-name="ce4">
            <text:p>1,87507459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750745908289161" table:style-name="ce4">
            <text:p>1,87507459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297039022701398" table:style-name="ce4">
            <text:p>3,82970390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89038918161539" table:style-name="ce4">
            <text:p>3,8890389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828182848298482" table:style-name="ce4">
            <text:p>1,582818285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828182848298482" table:style-name="ce4">
            <text:p>1,58281828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750745908289161" table:style-name="ce4">
            <text:p>1,8750745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410523152390354" table:style-name="ce4">
            <text:p>1,54105231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646335891158856" table:style-name="ce4">
            <text:p>1,56463358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1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80712578472242" table:style-name="ce4">
            <text:p>1,7380712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636574043571486" table:style-name="ce4">
            <text:p>2,3636574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72455962363446" table:style-name="ce4">
            <text:p>10,872455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455685252222864" table:style-name="ce4">
            <text:p>1,5455685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869973926834845" table:style-name="ce4">
            <text:p>11,869973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2505121292577499" table:style-name="ce4">
            <text:p>9,2505121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329341504122738" table:style-name="ce4">
            <text:p>1,532934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320040033980519" table:style-name="ce4">
            <text:p>1,6320040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289257842809064" table:style-name="ce4">
            <text:p>3,4289257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90046623653151" table:style-name="ce4">
            <text:p>1,85900466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914680516620649" table:style-name="ce4">
            <text:p>1,291468052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4222500307768797" table:style-name="ce4">
            <text:p>0,442225003</text:p>
          </table:table-cell>
          <table:table-cell office:value-type="float" office:value="0.25640000000000002" table:style-name="ce4">
            <text:p>0,25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4222500307768797" table:style-name="ce4">
            <text:p>0,442225003</text:p>
          </table:table-cell>
          <table:table-cell office:value-type="float" office:value="0.26960000000000001" table:style-name="ce4">
            <text:p>0,26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33401096389923" table:style-name="ce4">
            <text:p>1,853340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0120988356312068" table:style-name="ce4">
            <text:p>0,501209884</text:p>
          </table:table-cell>
          <table:table-cell office:value-type="float" office:value="0.1948" table:style-name="ce4">
            <text:p>0,19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250518454530976" table:style-name="ce4">
            <text:p>2,4250518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708392656657225" table:style-name="ce4">
            <text:p>2,8708392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3928841040382878" table:style-name="ce4">
            <text:p>0,63928841</text:p>
          </table:table-cell>
          <table:table-cell office:value-type="float" office:value="8.4400000000000003E-2" table:style-name="ce4">
            <text:p>0,08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3928841040382878" table:style-name="ce4">
            <text:p>0,63928841</text:p>
          </table:table-cell>
          <table:table-cell office:value-type="float" office:value="8.6800000000000002E-2" table:style-name="ce4">
            <text:p>0,08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4222500307768797" table:style-name="ce4">
            <text:p>0,442225003</text:p>
          </table:table-cell>
          <table:table-cell office:value-type="float" office:value="0.28079999999999999" table:style-name="ce4">
            <text:p>0,28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1506265255011243" table:style-name="ce4">
            <text:p>0,415062653</text:p>
          </table:table-cell>
          <table:table-cell office:value-type="float" office:value="0.31559999999999999" table:style-name="ce4">
            <text:p>0,31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6165029202419703" table:style-name="ce4">
            <text:p>0,561650292</text:p>
          </table:table-cell>
          <table:table-cell office:value-type="float" office:value="0.1368" table:style-name="ce4">
            <text:p>0,13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8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0120988356310647" table:style-name="ce4">
            <text:p>0,501209884</text:p>
          </table:table-cell>
          <table:table-cell office:value-type="float" office:value="0.18479999999999999" table:style-name="ce4">
            <text:p>0,18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0120988356310647" table:style-name="ce4">
            <text:p>0,501209884</text:p>
          </table:table-cell>
          <table:table-cell office:value-type="float" office:value="0.2104" table:style-name="ce4">
            <text:p>0,21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0120988356310647" table:style-name="ce4">
            <text:p>0,501209884</text:p>
          </table:table-cell>
          <table:table-cell office:value-type="float" office:value="0.18640000000000001" table:style-name="ce4">
            <text:p>0,18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8603538680692111" table:style-name="ce4">
            <text:p>0,686035387</text:p>
          </table:table-cell>
          <table:table-cell office:value-type="float" office:value="6.7599999999999993E-2" table:style-name="ce4">
            <text:p>0,06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0120988356310647" table:style-name="ce4">
            <text:p>0,501209884</text:p>
          </table:table-cell>
          <table:table-cell office:value-type="float" office:value="0.20080000000000001" table:style-name="ce4">
            <text:p>0,2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615217615192719" table:style-name="ce4">
            <text:p>1,4615217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923669983511438" table:style-name="ce4">
            <text:p>10,923669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0994855247233062" table:style-name="ce4">
            <text:p>0,509948552</text:p>
          </table:table-cell>
          <table:table-cell office:value-type="float" office:value="0.18160000000000001" table:style-name="ce4">
            <text:p>0,18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869973926834845" table:style-name="ce4">
            <text:p>11,869973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0369464073346677" table:style-name="ce4">
            <text:p>7,0369464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708392656657225" table:style-name="ce4">
            <text:p>2,8708392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6234613265721123" table:style-name="ce4">
            <text:p>0,562346133</text:p>
          </table:table-cell>
          <table:table-cell office:value-type="float" office:value="0.1404" table:style-name="ce4">
            <text:p>0,14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5752538515259573" table:style-name="ce4">
            <text:p>0,657525385</text:p>
          </table:table-cell>
          <table:table-cell office:value-type="float" office:value="8.48E-2" table:style-name="ce4">
            <text:p>0,08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962135659165213" table:style-name="ce4">
            <text:p>1,096213566</text:p>
          </table:table-cell>
          <table:table-cell office:value-type="float" office:value="9.1999999999999998E-3" table:style-name="ce4">
            <text:p>0,009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879846533464615" table:style-name="ce4">
            <text:p>1,187984653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539988606008464" table:style-name="ce4">
            <text:p>1,353998861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539988606008464" table:style-name="ce4">
            <text:p>1,353998861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1555633211327674" table:style-name="ce4">
            <text:p>4,1555633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0383887514372603" table:style-name="ce4">
            <text:p>5,0383887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999993603333465" table:style-name="ce4">
            <text:p>1,3999993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999993603333465" table:style-name="ce4">
            <text:p>1,3999993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539988606008464" table:style-name="ce4">
            <text:p>1,353998861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998815259053984" table:style-name="ce4">
            <text:p>1,299881526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999993603333465" table:style-name="ce4">
            <text:p>1,3999993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1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143295811196239" table:style-name="ce4">
            <text:p>1,91432958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636574043571486" table:style-name="ce4">
            <text:p>2,3636574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25180085692035" table:style-name="ce4">
            <text:p>11,025180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95794556398198" table:style-name="ce4">
            <text:p>1,419579456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869973926834845" table:style-name="ce4">
            <text:p>11,869973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1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668061412394366" table:style-name="ce4">
            <text:p>1,366806141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289257842809064" table:style-name="ce4">
            <text:p>3,4289257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6277345191785741" table:style-name="ce4">
            <text:p>7,6277345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522766720435015" table:style-name="ce4">
            <text:p>3,85227667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59347956212288" table:style-name="ce4">
            <text:p>1,7593479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08272590047702" table:style-name="ce4">
            <text:p>1,69082725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08272590047702" table:style-name="ce4">
            <text:p>1,6908272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666219683387567" table:style-name="ce4">
            <text:p>1,96662196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84385494053295" table:style-name="ce4">
            <text:p>1,184385494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039936709954446" table:style-name="ce4">
            <text:p>1,70399367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1333070262489713" table:style-name="ce4">
            <text:p>4,1333070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90046623653151" table:style-name="ce4">
            <text:p>1,85900466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6804598025827815" table:style-name="ce4">
            <text:p>2,6804598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4576496697117136" table:style-name="ce4">
            <text:p>0,645764967</text:p>
          </table:table-cell>
          <table:table-cell office:value-type="float" office:value="8.5199999999999998E-2" table:style-name="ce4">
            <text:p>0,08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4576496697117136" table:style-name="ce4">
            <text:p>0,645764967</text:p>
          </table:table-cell>
          <table:table-cell office:value-type="float" office:value="8.4000000000000005E-2" table:style-name="ce4">
            <text:p>0,08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047093378968839" table:style-name="ce4">
            <text:p>2,5047093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465760234919031" table:style-name="ce4">
            <text:p>3,1465760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886096234117474" table:style-name="ce4">
            <text:p>1,488609623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168772330073637" table:style-name="ce4">
            <text:p>1,516877233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824571533509982" table:style-name="ce4">
            <text:p>3,3824571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194265632086797" table:style-name="ce4">
            <text:p>2,3194265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2822693817422675" table:style-name="ce4">
            <text:p>0,428226938</text:p>
          </table:table-cell>
          <table:table-cell office:value-type="float" office:value="0.2984" table:style-name="ce4">
            <text:p>0,298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602779782610327" table:style-name="ce4">
            <text:p>1,9602779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150513525937029" table:style-name="ce4">
            <text:p>2,1150513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244963549706512" table:style-name="ce4">
            <text:p>1,024496355</text:p>
          </table:table-cell>
          <table:table-cell office:value-type="float" office:value="9.5999999999999992E-3" table:style-name="ce4">
            <text:p>0,00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734333870419945" table:style-name="ce4">
            <text:p>2,5734333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5323635942360312" table:style-name="ce4">
            <text:p>6,5323635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849199065551787" table:style-name="ce4">
            <text:p>2,5849199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971209872009766" table:style-name="ce4">
            <text:p>3,2971209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359339967884864" table:style-name="ce4">
            <text:p>1,035933997</text:p>
          </table:table-cell>
          <table:table-cell office:value-type="float" office:value="9.1999999999999998E-3" table:style-name="ce4">
            <text:p>0,009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42678472564964" table:style-name="ce4">
            <text:p>1,594267847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96117165469948" table:style-name="ce4">
            <text:p>1,459611717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247707489883041" table:style-name="ce4">
            <text:p>3,1247707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591017204377344" table:style-name="ce4">
            <text:p>10,591017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730918299980189" table:style-name="ce4">
            <text:p>1,973091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073390406029354" table:style-name="ce4">
            <text:p>7,0733904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Effort to reach rating A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4864660263403167" table:style-name="ce4">
            <text:p>8,4864660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418967503602104" table:style-name="ce4">
            <text:p>1,6418967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971209872009766" table:style-name="ce4">
            <text:p>3,2971209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52801512016751" table:style-name="ce4">
            <text:p>1,65280151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580199580034346" table:style-name="ce4">
            <text:p>3,5580199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492379461358155" table:style-name="ce4">
            <text:p>1,34923794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SQ 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259369777585547" table:style-name="ce4">
            <text:p>3,0259369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Critical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5095795200611093" table:style-name="ce4">
            <text:p>0,750957952</text:p>
          </table:table-cell>
          <table:table-cell office:value-type="float" office:value="4.2000000000000003E-2" table:style-name="ce4">
            <text:p>0,04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317741882164654" table:style-name="ce4">
            <text:p>1,93177418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Cognitive complexity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927427700673988" table:style-name="ce4">
            <text:p>1,29274277</text:p>
          </table:table-cell>
          <table:table-cell office:value-type="float" office:value="3.5999999999999999E-3" table:style-name="ce4">
            <text:p>0,00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Min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302277482000207" table:style-name="ce4">
            <text:p>3,13022774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Info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591017204377344" table:style-name="ce4">
            <text:p>10,591017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SQ maintain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904509727793226" table:style-name="ce4">
            <text:p>2,0904509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Security hotspot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1340158696248608" table:style-name="ce4">
            <text:p>7,134015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Effort to reach rating 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3624826087193611" table:style-name="ce4">
            <text:p>8,3624826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Duplicated block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75338334358483" table:style-name="ce4">
            <text:p>1,9475338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259369777585547" table:style-name="ce4">
            <text:p>3,0259369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Code smell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940006530514935" table:style-name="ce4">
            <text:p>1,9940006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Bug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287878096210207" table:style-name="ce4">
            <text:p>3,428787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Avg(Maj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002006811190739" table:style-name="ce4">
            <text:p>1,9002006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Sqale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4618673510941846" table:style-name="ce4">
            <text:p>8,4618673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443692463554839" table:style-name="ce4">
            <text:p>3,3443692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Taylor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724476645922948" table:style-name="ce4">
            <text:p>4,9724476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Yin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376508026142076" table:style-name="ce4">
            <text:p>3,9376508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Liu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207502323805357" table:style-name="ce4">
            <text:p>5,52075023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Huang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670473120282779" table:style-name="ce4">
            <text:p>4,9670473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Taylor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724476614561866" table:style-name="ce4">
            <text:p>4,9724476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Yin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376508250607642" table:style-name="ce4">
            <text:p>3,9376508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Liu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207502267406809" table:style-name="ce4">
            <text:p>5,52075022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Huang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670473089771079" table:style-name="ce4">
            <text:p>4,9670473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Taylor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592037182002144" table:style-name="ce4">
            <text:p>4,9592037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Yin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0626263244371543" table:style-name="ce4">
            <text:p>4,0626263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Liu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116231124490227" table:style-name="ce4">
            <text:p>5,5116231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Huang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6791778233560493" table:style-name="ce4">
            <text:p>5,6791778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Taylor_TA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793686751040923" table:style-name="ce4">
            <text:p>1,079368675</text:p>
          </table:table-cell>
          <table:table-cell office:value-type="float" office:value="6.0000000000000001E-3" table:style-name="ce4">
            <text:p>0,00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Taylor_FOM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731647273457469" table:style-name="ce4">
            <text:p>2,47316472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73116530549387" table:style-name="ce4">
            <text:p>1,62731165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0582941263724" table:style-name="ce4">
            <text:p>1,85058294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320350238721815" table:style-name="ce4">
            <text:p>1,93203502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139685209290576" table:style-name="ce4">
            <text:p>1,7139685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14928623269529" table:style-name="ce4">
            <text:p>1,6214928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39156407414941" table:style-name="ce4">
            <text:p>1,69391564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683326843331301" table:style-name="ce4">
            <text:p>1,668332684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6116133421602257" table:style-name="ce4">
            <text:p>3,6116133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530411420155104" table:style-name="ce4">
            <text:p>1,6530411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103660515480144" table:style-name="ce4">
            <text:p>1,71036605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63553517489129" table:style-name="ce4">
            <text:p>1,62635535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3400401587582" table:style-name="ce4">
            <text:p>1,83400401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259977935445946" table:style-name="ce4">
            <text:p>1,82599779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005588232558821" table:style-name="ce4">
            <text:p>1,7005588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9403981986804126" table:style-name="ce4">
            <text:p>0,39403982</text:p>
          </table:table-cell>
          <table:table-cell office:value-type="float" office:value="0.35399999999999998" table:style-name="ce4">
            <text:p>0,35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337861869103463" table:style-name="ce4">
            <text:p>1,9337861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20050137884238" table:style-name="ce4">
            <text:p>1,73200501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206087552527165" table:style-name="ce4">
            <text:p>2,02060875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73741861846216" table:style-name="ce4">
            <text:p>1,85737418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270806510059785" table:style-name="ce4">
            <text:p>1,32708065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392955151678905" table:style-name="ce4">
            <text:p>1,8392955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810600120234767" table:style-name="ce4">
            <text:p>3,9810600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RatioProtected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182930910239961" table:style-name="ce4">
            <text:p>1,8182930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326571344228071" table:style-name="ce4">
            <text:p>2,13265713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158614052508767" table:style-name="ce4">
            <text:p>1,7158614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25062781608203" table:style-name="ce4">
            <text:p>1,325062782</text:p>
          </table:table-cell>
          <table:table-cell office:value-type="float" office:value="2.3999999999999998E-3" table:style-name="ce4">
            <text:p>0,00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844557286291561" table:style-name="ce4">
            <text:p>3,3844557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701084762081194" table:style-name="ce4">
            <text:p>5,57010847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358760781668053" table:style-name="ce4">
            <text:p>4,3358760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6996159052987" table:style-name="ce4">
            <text:p>1,9699615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11566486578158" table:style-name="ce4">
            <text:p>1,7311566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11566486578158" table:style-name="ce4">
            <text:p>1,73115664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614279710161668" table:style-name="ce4">
            <text:p>1,161427971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07548204459745" table:style-name="ce4">
            <text:p>3,5075482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469040026949813" table:style-name="ce4">
            <text:p>1,6469040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469040026949813" table:style-name="ce4">
            <text:p>1,6469040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11566486578158" table:style-name="ce4">
            <text:p>1,73115664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58603550383738" table:style-name="ce4">
            <text:p>1,658603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76348463693395" table:style-name="ce4">
            <text:p>1,62763484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1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80712578472242" table:style-name="ce4">
            <text:p>1,7380712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636574043571486" table:style-name="ce4">
            <text:p>2,3636574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72455962363446" table:style-name="ce4">
            <text:p>10,872455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59464801377135" table:style-name="ce4">
            <text:p>1,6259464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320350238721815" table:style-name="ce4">
            <text:p>1,9320350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2505121292577499" table:style-name="ce4">
            <text:p>9,2505121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89709783900588" table:style-name="ce4">
            <text:p>1,58970978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618732168141719" table:style-name="ce4">
            <text:p>1,66187321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289257842809064" table:style-name="ce4">
            <text:p>3,4289257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26354499066754" table:style-name="ce4">
            <text:p>1,92635449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57085992868596" table:style-name="ce4">
            <text:p>1,62570859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5585113101728183" table:style-name="ce4">
            <text:p>0,355851131</text:p>
          </table:table-cell>
          <table:table-cell office:value-type="float" office:value="0.4556" table:style-name="ce4">
            <text:p>0,45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5585113101728183" table:style-name="ce4">
            <text:p>0,355851131</text:p>
          </table:table-cell>
          <table:table-cell office:value-type="float" office:value="0.45319999999999999" table:style-name="ce4">
            <text:p>0,45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1373823960427956" table:style-name="ce4">
            <text:p>0,51373824</text:p>
          </table:table-cell>
          <table:table-cell office:value-type="float" office:value="0.18" table:style-name="ce4">
            <text:p>0,1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5326351664598263" table:style-name="ce4">
            <text:p>0,453263517</text:p>
          </table:table-cell>
          <table:table-cell office:value-type="float" office:value="0.246" table:style-name="ce4">
            <text:p>0,24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884763977738089" table:style-name="ce4">
            <text:p>2,4884763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420296756768039" table:style-name="ce4">
            <text:p>3,74202967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9192993011856885" table:style-name="ce4">
            <text:p>0,69192993</text:p>
          </table:table-cell>
          <table:table-cell office:value-type="float" office:value="6.3600000000000004E-2" table:style-name="ce4">
            <text:p>0,06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9192993011856885" table:style-name="ce4">
            <text:p>0,69192993</text:p>
          </table:table-cell>
          <table:table-cell office:value-type="float" office:value="6.08E-2" table:style-name="ce4">
            <text:p>0,06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5585113101728183" table:style-name="ce4">
            <text:p>0,355851131</text:p>
          </table:table-cell>
          <table:table-cell office:value-type="float" office:value="0.43280000000000002" table:style-name="ce4">
            <text:p>0,43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6625674775481087" table:style-name="ce4">
            <text:p>0,366256748</text:p>
          </table:table-cell>
          <table:table-cell office:value-type="float" office:value="0.41520000000000001" table:style-name="ce4">
            <text:p>0,41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0479571918266117" table:style-name="ce4">
            <text:p>0,604795719</text:p>
          </table:table-cell>
          <table:table-cell office:value-type="float" office:value="0.10879999999999999" table:style-name="ce4">
            <text:p>0,10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8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5326351664598263" table:style-name="ce4">
            <text:p>0,453263517</text:p>
          </table:table-cell>
          <table:table-cell office:value-type="float" office:value="0.24479999999999999" table:style-name="ce4">
            <text:p>0,24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5326351664598263" table:style-name="ce4">
            <text:p>0,453263517</text:p>
          </table:table-cell>
          <table:table-cell office:value-type="float" office:value="0.2576" table:style-name="ce4">
            <text:p>0,25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5326351664598263" table:style-name="ce4">
            <text:p>0,453263517</text:p>
          </table:table-cell>
          <table:table-cell office:value-type="float" office:value="0.25240000000000001" table:style-name="ce4">
            <text:p>0,25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4985520190955981" table:style-name="ce4">
            <text:p>0,649855202</text:p>
          </table:table-cell>
          <table:table-cell office:value-type="float" office:value="8.4400000000000003E-2" table:style-name="ce4">
            <text:p>0,08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5326351664598263" table:style-name="ce4">
            <text:p>0,453263517</text:p>
          </table:table-cell>
          <table:table-cell office:value-type="float" office:value="0.2472" table:style-name="ce4">
            <text:p>0,24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340401598043684" table:style-name="ce4">
            <text:p>1,4340401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25180085692035" table:style-name="ce4">
            <text:p>11,025180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8003735366226294" table:style-name="ce4">
            <text:p>0,580037354</text:p>
          </table:table-cell>
          <table:table-cell office:value-type="float" office:value="0.13" table:style-name="ce4">
            <text:p>0,1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68624421109142" table:style-name="ce4">
            <text:p>1,068624421</text:p>
          </table:table-cell>
          <table:table-cell office:value-type="float" office:value="1.04E-2" table:style-name="ce4">
            <text:p>0,01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2380968873848772" table:style-name="ce4">
            <text:p>6,2380968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420296756768039" table:style-name="ce4">
            <text:p>3,74202967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8251813794100116" table:style-name="ce4">
            <text:p>0,582518138</text:p>
          </table:table-cell>
          <table:table-cell office:value-type="float" office:value="0.12039999999999999" table:style-name="ce4">
            <text:p>0,12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015510736892594" table:style-name="ce4">
            <text:p>0,701551074</text:p>
          </table:table-cell>
          <table:table-cell office:value-type="float" office:value="6.7199999999999996E-2" table:style-name="ce4">
            <text:p>0,06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454943875345862" table:style-name="ce4">
            <text:p>0,534549439</text:p>
          </table:table-cell>
          <table:table-cell office:value-type="float" office:value="0.16159999999999999" table:style-name="ce4">
            <text:p>0,16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0380857857946069" table:style-name="ce4">
            <text:p>0,603808579</text:p>
          </table:table-cell>
          <table:table-cell office:value-type="float" office:value="0.1052" table:style-name="ce4">
            <text:p>0,1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839465728417807" table:style-name="ce4">
            <text:p>1,48394657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839465728417807" table:style-name="ce4">
            <text:p>1,48394657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631567316166866" table:style-name="ce4">
            <text:p>1,56315673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5013260240362598" table:style-name="ce4">
            <text:p>4,5013260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7358664791891" table:style-name="ce4">
            <text:p>1,417358665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7358664791891" table:style-name="ce4">
            <text:p>1,417358665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839465728417807" table:style-name="ce4">
            <text:p>1,483946573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62366694449702" table:style-name="ce4">
            <text:p>1,41623666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7358664791891" table:style-name="ce4">
            <text:p>1,417358665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1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143295811196239" table:style-name="ce4">
            <text:p>1,9143295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636574043571486" table:style-name="ce4">
            <text:p>2,3636574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25180085692035" table:style-name="ce4">
            <text:p>11,025180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19726763807796" table:style-name="ce4">
            <text:p>1,401972676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498481792810864" table:style-name="ce4">
            <text:p>7,4984817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56545704146831" table:style-name="ce4">
            <text:p>11,25654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485164872477142" table:style-name="ce4">
            <text:p>1,348516487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289257842809064" table:style-name="ce4">
            <text:p>3,4289257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794575034305083" table:style-name="ce4">
            <text:p>3,8794575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0021268109410215" table:style-name="ce4">
            <text:p>5,0021268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488124589139829" table:style-name="ce4">
            <text:p>1,8488124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803697685412416" table:style-name="ce4">
            <text:p>1,78036976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803697685412416" table:style-name="ce4">
            <text:p>1,7803697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515743739864831" table:style-name="ce4">
            <text:p>2,05157437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22525112151088" table:style-name="ce4">
            <text:p>1,122525112</text:p>
          </table:table-cell>
          <table:table-cell office:value-type="float" office:value="3.2000000000000002E-3" table:style-name="ce4">
            <text:p>0,00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273442597032457" table:style-name="ce4">
            <text:p>1,827344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563793531521469" table:style-name="ce4">
            <text:p>4,56379353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26354499066754" table:style-name="ce4">
            <text:p>1,92635449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860685812867288" table:style-name="ce4">
            <text:p>1,8860685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4961037631240828" table:style-name="ce4">
            <text:p>0,549610376</text:p>
          </table:table-cell>
          <table:table-cell office:value-type="float" office:value="0.1484" table:style-name="ce4">
            <text:p>0,148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4961037631240828" table:style-name="ce4">
            <text:p>0,549610376</text:p>
          </table:table-cell>
          <table:table-cell office:value-type="float" office:value="0.14280000000000001" table:style-name="ce4">
            <text:p>0,14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56966523773585" table:style-name="ce4">
            <text:p>1,47569665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650247121468269" table:style-name="ce4">
            <text:p>2,8650247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049684495256045" table:style-name="ce4">
            <text:p>1,904968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082179691069982" table:style-name="ce4">
            <text:p>1,80821796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6673469722600416" table:style-name="ce4">
            <text:p>2,66734697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194265632086797" table:style-name="ce4">
            <text:p>2,3194265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8724741006650731" table:style-name="ce4">
            <text:p>0,38724741</text:p>
          </table:table-cell>
          <table:table-cell office:value-type="float" office:value="0.39119999999999999" table:style-name="ce4">
            <text:p>0,39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007440871427789" table:style-name="ce4">
            <text:p>2,1007440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150513525937029" table:style-name="ce4">
            <text:p>2,1150513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856841705403752" table:style-name="ce4">
            <text:p>1,085684171</text:p>
          </table:table-cell>
          <table:table-cell office:value-type="float" office:value="6.0000000000000001E-3" table:style-name="ce4">
            <text:p>0,00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70382817150292" table:style-name="ce4">
            <text:p>2,77038281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7016097185273935" table:style-name="ce4">
            <text:p>6,7016097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990578099724772" table:style-name="ce4">
            <text:p>2,499057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07787694140244" table:style-name="ce4">
            <text:p>11,207787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996979619541619" table:style-name="ce4">
            <text:p>4,9996979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391093915198439" table:style-name="ce4">
            <text:p>3,03910939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765492436862829" table:style-name="ce4">
            <text:p>1,276549244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4383049197582025" table:style-name="ce4">
            <text:p>9,4383049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9120164018317567" table:style-name="ce4">
            <text:p>9,91201640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958151685224834" table:style-name="ce4">
            <text:p>3,9958151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25180085692035" table:style-name="ce4">
            <text:p>11,025180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105638254101464" table:style-name="ce4">
            <text:p>2,1105638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207787694140244" table:style-name="ce4">
            <text:p>11,207787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9411553936484012" table:style-name="ce4">
            <text:p>2,9411553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73784095706348" table:style-name="ce4">
            <text:p>10,873784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448299889791343" table:style-name="ce4">
            <text:p>2,74482998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SQ 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918738644072725" table:style-name="ce4">
            <text:p>10,918738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Critical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5516046019349474" table:style-name="ce4">
            <text:p>4,55160460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502779463403499" table:style-name="ce4">
            <text:p>3,4502779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Cognitive complexity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57748588930039" table:style-name="ce4">
            <text:p>1,40577485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Min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2793954938707515" table:style-name="ce4">
            <text:p>9,2793954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Info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7752656254415484" table:style-name="ce4">
            <text:p>9,7752656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SQ maintain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5254296375085303" table:style-name="ce4">
            <text:p>4,5254296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Security hotspot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132641634109831" table:style-name="ce4">
            <text:p>11,132641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Duplicated block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213120580487455" table:style-name="ce4">
            <text:p>2,2213120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918738644072725" table:style-name="ce4">
            <text:p>10,918738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Code smell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885410266501538" table:style-name="ce4">
            <text:p>3,48854102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Bug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774273699217808" table:style-name="ce4">
            <text:p>10,774273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Avg(Maj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976197731183241" table:style-name="ce4">
            <text:p>2,97619773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25180085692035" table:style-name="ce4">
            <text:p>11,025180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Taylor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675744457209561" table:style-name="ce4">
            <text:p>4,9675744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Yin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515357094896117" table:style-name="ce4">
            <text:p>3,9515357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Liu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261816308267626" table:style-name="ce4">
            <text:p>5,52618163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Huang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0056042300049342" table:style-name="ce4">
            <text:p>5,005604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Taylor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675744487106073" table:style-name="ce4">
            <text:p>4,9675744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Yin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515357151043986" table:style-name="ce4">
            <text:p>3,9515357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Liu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261816257789675" table:style-name="ce4">
            <text:p>5,5261816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Huang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0056042395644909" table:style-name="ce4">
            <text:p>5,005604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Taylor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592037182002144" table:style-name="ce4">
            <text:p>4,9592037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Yin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0626263244371543" table:style-name="ce4">
            <text:p>4,0626263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Liu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116231124490227" table:style-name="ce4">
            <text:p>5,5116231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Huang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6791778233560493" table:style-name="ce4">
            <text:p>5,6791778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Taylor_TA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793686751040923" table:style-name="ce4">
            <text:p>1,079368675</text:p>
          </table:table-cell>
          <table:table-cell office:value-type="float" office:value="6.7999999999999996E-3" table:style-name="ce4">
            <text:p>0,00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Taylor_FOM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731647273457469" table:style-name="ce4">
            <text:p>2,47316472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174135984059617" table:style-name="ce4">
            <text:p>1,217413598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11703074498061" table:style-name="ce4">
            <text:p>1,67117030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788775962896352" table:style-name="ce4">
            <text:p>1,9788775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2074942389564" table:style-name="ce4">
            <text:p>1,7207494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74037104249277" table:style-name="ce4">
            <text:p>1,5974037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808264401073998" table:style-name="ce4">
            <text:p>1,48082644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645597214431248" table:style-name="ce4">
            <text:p>1,5645597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479020021612499" table:style-name="ce4">
            <text:p>2,44790200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465703994078495" table:style-name="ce4">
            <text:p>1,64657039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87292139024117" table:style-name="ce4">
            <text:p>1,478729214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75369187194724" table:style-name="ce4">
            <text:p>1,407536919</text:p>
          </table:table-cell>
          <table:table-cell office:value-type="float" office:value="3.2000000000000002E-3" table:style-name="ce4">
            <text:p>0,00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070270996436193" table:style-name="ce4">
            <text:p>1,3070271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07642751280451" table:style-name="ce4">
            <text:p>1,410764275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0283840861450528" table:style-name="ce4">
            <text:p>0,802838409</text:p>
          </table:table-cell>
          <table:table-cell office:value-type="float" office:value="3.2399999999999998E-2" table:style-name="ce4">
            <text:p>0,03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670924056742777" table:style-name="ce4">
            <text:p>0,367092406</text:p>
          </table:table-cell>
          <table:table-cell office:value-type="float" office:value="0.42520000000000002" table:style-name="ce4">
            <text:p>0,42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49897659857001" table:style-name="ce4">
            <text:p>1,449897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466638880529175" table:style-name="ce4">
            <text:p>1,44666388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439083488642737" table:style-name="ce4">
            <text:p>1,243908349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467757519133428" table:style-name="ce4">
            <text:p>1,446775752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039771788214907" table:style-name="ce4">
            <text:p>1,303977179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42289218592542" table:style-name="ce4">
            <text:p>1,44228921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542630098978378" table:style-name="ce4">
            <text:p>2,054263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RatioProtected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488716027654867" table:style-name="ce4">
            <text:p>0,248871603</text:p>
          </table:table-cell>
          <table:table-cell office:value-type="float" office:value="0.75080000000000002" table:style-name="ce4">
            <text:p>0,75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205193653667351" table:style-name="ce4">
            <text:p>2,3205193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657385029338329" table:style-name="ce4">
            <text:p>1,565738503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506850694021423" table:style-name="ce4">
            <text:p>1,5506850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124110450239627" table:style-name="ce4">
            <text:p>3,2124110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1992672332213203" table:style-name="ce4">
            <text:p>0,719926723</text:p>
          </table:table-cell>
          <table:table-cell office:value-type="float" office:value="5.4399999999999997E-2" table:style-name="ce4">
            <text:p>0,05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06596464679528" table:style-name="ce4">
            <text:p>2,7065964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210727528548773" table:style-name="ce4">
            <text:p>1,52107275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45913276797552" table:style-name="ce4">
            <text:p>1,574591328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45913276797552" table:style-name="ce4">
            <text:p>1,574591328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183291680844789" table:style-name="ce4">
            <text:p>1,118329168</text:p>
          </table:table-cell>
          <table:table-cell office:value-type="float" office:value="3.5999999999999999E-3" table:style-name="ce4">
            <text:p>0,00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44718266717571" table:style-name="ce4">
            <text:p>2,34471826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235560654370644" table:style-name="ce4">
            <text:p>2,1235560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235560654370644" table:style-name="ce4">
            <text:p>2,1235560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45913276797552" table:style-name="ce4">
            <text:p>1,5745913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435468142326599" table:style-name="ce4">
            <text:p>2,34354681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310665437287994" table:style-name="ce4">
            <text:p>2,13106654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33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1639830476305" table:style-name="ce4">
            <text:p>1,6916398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351585900265292" table:style-name="ce4">
            <text:p>2,235158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480754792107774" table:style-name="ce4">
            <text:p>10,480754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661423433902968" table:style-name="ce4">
            <text:p>2,0661423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788775962896352" table:style-name="ce4">
            <text:p>1,9788775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8758358497070304" table:style-name="ce4">
            <text:p>8,8758358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503718623243387" table:style-name="ce4">
            <text:p>2,4503718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557603514088328" table:style-name="ce4">
            <text:p>1,355760351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502042502098888" table:style-name="ce4">
            <text:p>3,150204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26236794513369" table:style-name="ce4">
            <text:p>1,62262367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609702836859611" table:style-name="ce4">
            <text:p>1,060970284</text:p>
          </table:table-cell>
          <table:table-cell office:value-type="float" office:value="6.4000000000000003E-3" table:style-name="ce4">
            <text:p>0,00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2037648572928035" table:style-name="ce4">
            <text:p>0,320376486</text:p>
          </table:table-cell>
          <table:table-cell office:value-type="float" office:value="0.53280000000000005" table:style-name="ce4">
            <text:p>0,53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2037648572928035" table:style-name="ce4">
            <text:p>0,320376486</text:p>
          </table:table-cell>
          <table:table-cell office:value-type="float" office:value="0.53720000000000001" table:style-name="ce4">
            <text:p>0,53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8947590604296565" table:style-name="ce4">
            <text:p>0,489475906</text:p>
          </table:table-cell>
          <table:table-cell office:value-type="float" office:value="0.2092" table:style-name="ce4">
            <text:p>0,209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7423" table:style-name="ce4">
            <text:p>0,531980362</text:p>
          </table:table-cell>
          <table:table-cell office:value-type="float" office:value="0.16159999999999999" table:style-name="ce4">
            <text:p>0,16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51217002144898" table:style-name="ce4">
            <text:p>1,6751217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14604052021447" table:style-name="ce4">
            <text:p>2,51460405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483806835645979" table:style-name="ce4">
            <text:p>1,74838068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483806835645979" table:style-name="ce4">
            <text:p>1,7483806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2037648572928035" table:style-name="ce4">
            <text:p>0,320376486</text:p>
          </table:table-cell>
          <table:table-cell office:value-type="float" office:value="0.54239999999999999" table:style-name="ce4">
            <text:p>0,54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09075275962147" table:style-name="ce4">
            <text:p>1,450907528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55095803583131" table:style-name="ce4">
            <text:p>1,47550958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33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6439999999999999" table:style-name="ce4">
            <text:p>0,16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6400000000000001" table:style-name="ce4">
            <text:p>0,1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6200000000000001" table:style-name="ce4">
            <text:p>0,16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311877817414981" table:style-name="ce4">
            <text:p>0,831187782</text:p>
          </table:table-cell>
          <table:table-cell office:value-type="float" office:value="2.3199999999999998E-2" table:style-name="ce4">
            <text:p>0,02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6439999999999999" table:style-name="ce4">
            <text:p>0,16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88675286603464" table:style-name="ce4">
            <text:p>1,5788675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738571466933699" table:style-name="ce4">
            <text:p>10,738571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340613048024366" table:style-name="ce4">
            <text:p>1,134061305</text:p>
          </table:table-cell>
          <table:table-cell office:value-type="float" office:value="3.5999999999999999E-3" table:style-name="ce4">
            <text:p>0,00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0515184755065548" table:style-name="ce4">
            <text:p>0,905151848</text:p>
          </table:table-cell>
          <table:table-cell office:value-type="float" office:value="1.72E-2" table:style-name="ce4">
            <text:p>0,01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5162356486948951" table:style-name="ce4">
            <text:p>6,5162356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14604052021447" table:style-name="ce4">
            <text:p>2,51460405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864223738436536" table:style-name="ce4">
            <text:p>1,58642237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32740096997884" table:style-name="ce4">
            <text:p>1,603274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8133779493892348" table:style-name="ce4">
            <text:p>0,481337795</text:p>
          </table:table-cell>
          <table:table-cell office:value-type="float" office:value="0.2112" table:style-name="ce4">
            <text:p>0,21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8366225507367915" table:style-name="ce4">
            <text:p>0,283662255</text:p>
          </table:table-cell>
          <table:table-cell office:value-type="float" office:value="0.63959999999999995" table:style-name="ce4">
            <text:p>0,63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4438040227497" table:style-name="ce4">
            <text:p>1,47443804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4438040227497" table:style-name="ce4">
            <text:p>1,4744380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956388289800259" table:style-name="ce4">
            <text:p>1,3956388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1936371965926469" table:style-name="ce4">
            <text:p>4,1936371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428869643727595" table:style-name="ce4">
            <text:p>1,8428869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428869643727595" table:style-name="ce4">
            <text:p>1,8428869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4438040227497" table:style-name="ce4">
            <text:p>1,4744380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428869643727595" table:style-name="ce4">
            <text:p>1,8428869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141862996937164" table:style-name="ce4">
            <text:p>1,81418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33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256817971669534" table:style-name="ce4">
            <text:p>2,0256817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351585900265292" table:style-name="ce4">
            <text:p>2,235158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39951932950618" table:style-name="ce4">
            <text:p>1,57399519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181413776097926" table:style-name="ce4">
            <text:p>7,9181413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25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39951932950618" table:style-name="ce4">
            <text:p>1,573995193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502042502098888" table:style-name="ce4">
            <text:p>3,150204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937431608299804" table:style-name="ce4">
            <text:p>3,5937431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501165506435839" table:style-name="ce4">
            <text:p>2,3501165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26988550996137" table:style-name="ce4">
            <text:p>2,0269885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573342146440481" table:style-name="ce4">
            <text:p>7,8573342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573342146440481" table:style-name="ce4">
            <text:p>7,8573342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830556465836395" table:style-name="ce4">
            <text:p>2,18305564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572352348836773" table:style-name="ce4">
            <text:p>1,057235235</text:p>
          </table:table-cell>
          <table:table-cell office:value-type="float" office:value="9.5999999999999992E-3" table:style-name="ce4">
            <text:p>0,00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89486250872018" table:style-name="ce4">
            <text:p>2,3894862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8102922832267936" table:style-name="ce4">
            <text:p>9,8102922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26236794513369" table:style-name="ce4">
            <text:p>1,62262367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2079664429024817" table:style-name="ce4">
            <text:p>0,620796644</text:p>
          </table:table-cell>
          <table:table-cell office:value-type="float" office:value="0.1016" table:style-name="ce4">
            <text:p>0,1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4183593386035156" table:style-name="ce4">
            <text:p>7,4183593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4183593386035156" table:style-name="ce4">
            <text:p>7,4183593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2733301701235575" table:style-name="ce4">
            <text:p>0,727333017</text:p>
          </table:table-cell>
          <table:table-cell office:value-type="float" office:value="4.4400000000000002E-2" table:style-name="ce4">
            <text:p>0,04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5835508210476306" table:style-name="ce4">
            <text:p>0,958355082</text:p>
          </table:table-cell>
          <table:table-cell office:value-type="float" office:value="1.4800000000000001E-2" table:style-name="ce4">
            <text:p>0,01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24011724779254" table:style-name="ce4">
            <text:p>1,324011725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8154970167072335" table:style-name="ce4">
            <text:p>8,81549701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953731729662977" table:style-name="ce4">
            <text:p>1,095373173</text:p>
          </table:table-cell>
          <table:table-cell office:value-type="float" office:value="7.1999999999999998E-3" table:style-name="ce4">
            <text:p>0,00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473532588199319" table:style-name="ce4">
            <text:p>2,0473532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2658582606529691" table:style-name="ce4">
            <text:p>7,2658582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2604424123734859" table:style-name="ce4">
            <text:p>8,2604424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473532588199319" table:style-name="ce4">
            <text:p>2,0473532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312967784377136" table:style-name="ce4">
            <text:p>1,031296778</text:p>
          </table:table-cell>
          <table:table-cell office:value-type="float" office:value="1.04E-2" table:style-name="ce4">
            <text:p>0,01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6438077218170193" table:style-name="ce4">
            <text:p>2,6438077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9824842948664809" table:style-name="ce4">
            <text:p>9,98248429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433321457439035" table:style-name="ce4">
            <text:p>2,5433321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26962084588608" table:style-name="ce4">
            <text:p>10,826962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7004751128143241" table:style-name="ce4">
            <text:p>4,70047511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507270399247403" table:style-name="ce4">
            <text:p>1,7507270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046008235353739" table:style-name="ce4">
            <text:p>1,304600824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67978084835012" table:style-name="ce4">
            <text:p>9,06797808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514829935148768" table:style-name="ce4">
            <text:p>9,5148299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182084826993673" table:style-name="ce4">
            <text:p>2,2182084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7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Effort to reach rating A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439031347248132" table:style-name="ce4">
            <text:p>10,439031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92294301723658" table:style-name="ce4">
            <text:p>1,629229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26962084588608" table:style-name="ce4">
            <text:p>10,826962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203577689123591" table:style-name="ce4">
            <text:p>1,8203577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492947237924092" table:style-name="ce4">
            <text:p>10,492947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61778869700706" table:style-name="ce4">
            <text:p>1,476177887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SQ 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593699246619941" table:style-name="ce4">
            <text:p>10,593699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Critical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2498532301023246" table:style-name="ce4">
            <text:p>4,249853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668591597303205" table:style-name="ce4">
            <text:p>2,0668591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Cognitive complexity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431306796181062" table:style-name="ce4">
            <text:p>1,34313068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Min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8281070540729232" table:style-name="ce4">
            <text:p>8,82810705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Info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3783490310511439" table:style-name="ce4">
            <text:p>9,37834903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SQ maintain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713241738478175" table:style-name="ce4">
            <text:p>2,37132417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Security hotspot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7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Effort to reach rating 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39235166113744" table:style-name="ce4">
            <text:p>10,392351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Duplicated block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65563453651527" table:style-name="ce4">
            <text:p>1,9465563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593699246619941" table:style-name="ce4">
            <text:p>10,593699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Code smell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068902589019984" table:style-name="ce4">
            <text:p>2,1068902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Bug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381345455797927" table:style-name="ce4">
            <text:p>10,381345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Avg(Maj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79243086502548" table:style-name="ce4">
            <text:p>1,8792430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Sqale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25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Taylor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427385931111189" table:style-name="ce4">
            <text:p>4,6427385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Yin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92425109158529" table:style-name="ce4">
            <text:p>3,7924251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Liu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2077451284000986" table:style-name="ce4">
            <text:p>5,2077451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Huang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464526527725027" table:style-name="ce4">
            <text:p>4,6464526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Taylor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427385955168461" table:style-name="ce4">
            <text:p>4,6427385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Yin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924250931563748" table:style-name="ce4">
            <text:p>3,7924250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Liu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2077451337998752" table:style-name="ce4">
            <text:p>5,20774513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Huang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464526575755798" table:style-name="ce4">
            <text:p>4,6464526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Taylor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364373483560612" table:style-name="ce4">
            <text:p>4,63643734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Yin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786015795472721" table:style-name="ce4">
            <text:p>3,878601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Liu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1919151403475752" table:style-name="ce4">
            <text:p>5,1919151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Huang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3745093554435854" table:style-name="ce4">
            <text:p>5,3745093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Taylor_TA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2711684946647921" table:style-name="ce4">
            <text:p>0,927116849</text:p>
          </table:table-cell>
          <table:table-cell office:value-type="float" office:value="1.5599999999999999E-2" table:style-name="ce4">
            <text:p>0,01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Taylor_FOM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27614798447712" table:style-name="ce4">
            <text:p>2,3276147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174135984059617" table:style-name="ce4">
            <text:p>1,217413598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11703074498061" table:style-name="ce4">
            <text:p>1,6711703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92854939786497" table:style-name="ce4">
            <text:p>1,992854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2074942389564" table:style-name="ce4">
            <text:p>1,720749424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20981188422942" table:style-name="ce4">
            <text:p>1,59209811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68904370919955" table:style-name="ce4">
            <text:p>1,476890437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606168054661325" table:style-name="ce4">
            <text:p>1,5606168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26077350494181" table:style-name="ce4">
            <text:p>3,326077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465703994078495" table:style-name="ce4">
            <text:p>1,64657039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921948488122538" table:style-name="ce4">
            <text:p>1,4921948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66006032990452" table:style-name="ce4">
            <text:p>1,416600603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254385308833037" table:style-name="ce4">
            <text:p>1,325438531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304892596785734" table:style-name="ce4">
            <text:p>1,43048926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0422191329439841" table:style-name="ce4">
            <text:p>0,804221913</text:p>
          </table:table-cell>
          <table:table-cell office:value-type="float" office:value="3.2800000000000003E-2" table:style-name="ce4">
            <text:p>0,03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7350965730362518" table:style-name="ce4">
            <text:p>0,373509657</text:p>
          </table:table-cell>
          <table:table-cell office:value-type="float" office:value="0.41520000000000001" table:style-name="ce4">
            <text:p>0,41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642214701811724" table:style-name="ce4">
            <text:p>1,4642214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77661617613629" table:style-name="ce4">
            <text:p>1,4577661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439693506752505" table:style-name="ce4">
            <text:p>1,243969351</text:p>
          </table:table-cell>
          <table:table-cell office:value-type="float" office:value="4.0000000000000001E-3" table:style-name="ce4">
            <text:p>0,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4914009953967" table:style-name="ce4">
            <text:p>1,4549140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039771788214907" table:style-name="ce4">
            <text:p>1,303977179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40378104752349" table:style-name="ce4">
            <text:p>1,45403781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911420939997527" table:style-name="ce4">
            <text:p>3,2911420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RatioProtected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488716027654867" table:style-name="ce4">
            <text:p>0,248871603</text:p>
          </table:table-cell>
          <table:table-cell office:value-type="float" office:value="0.74119999999999997" table:style-name="ce4">
            <text:p>0,74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205193653667351" table:style-name="ce4">
            <text:p>2,3205193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657385029338329" table:style-name="ce4">
            <text:p>1,565738503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506850694021423" table:style-name="ce4">
            <text:p>1,55068506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124110450239627" table:style-name="ce4">
            <text:p>3,2124110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2520296894914296" table:style-name="ce4">
            <text:p>0,625202969</text:p>
          </table:table-cell>
          <table:table-cell office:value-type="float" office:value="9.5600000000000004E-2" table:style-name="ce4">
            <text:p>0,09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780843967881523" table:style-name="ce4">
            <text:p>2,7780843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169047550643597" table:style-name="ce4">
            <text:p>1,51690475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85984577859185" table:style-name="ce4">
            <text:p>1,598598458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85984577859185" table:style-name="ce4">
            <text:p>1,598598458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183291680844789" table:style-name="ce4">
            <text:p>1,118329168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239819370825202" table:style-name="ce4">
            <text:p>3,22398193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108130187983463" table:style-name="ce4">
            <text:p>2,1108130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108130187983463" table:style-name="ce4">
            <text:p>2,1108130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85984577859185" table:style-name="ce4">
            <text:p>1,598598458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371406177933423" table:style-name="ce4">
            <text:p>2,1371406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052203561134135" table:style-name="ce4">
            <text:p>2,1052203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33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1639830476305" table:style-name="ce4">
            <text:p>1,691639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351585900265292" table:style-name="ce4">
            <text:p>2,235158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480754792107774" table:style-name="ce4">
            <text:p>10,480754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661423433902968" table:style-name="ce4">
            <text:p>2,0661423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92854939786497" table:style-name="ce4">
            <text:p>1,992854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8758358497070304" table:style-name="ce4">
            <text:p>8,8758358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503718623243387" table:style-name="ce4">
            <text:p>2,4503718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621915797351534" table:style-name="ce4">
            <text:p>1,36219158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502042502098888" table:style-name="ce4">
            <text:p>3,150204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188775865210303" table:style-name="ce4">
            <text:p>1,618877587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285127050335163" table:style-name="ce4">
            <text:p>1,228512705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2034191405511692" table:style-name="ce4">
            <text:p>0,320341914</text:p>
          </table:table-cell>
          <table:table-cell office:value-type="float" office:value="0.52959999999999996" table:style-name="ce4">
            <text:p>0,52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2034191405511692" table:style-name="ce4">
            <text:p>0,320341914</text:p>
          </table:table-cell>
          <table:table-cell office:value-type="float" office:value="0.52039999999999997" table:style-name="ce4">
            <text:p>0,52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8947590604296565" table:style-name="ce4">
            <text:p>0,489475906</text:p>
          </table:table-cell>
          <table:table-cell office:value-type="float" office:value="0.21199999999999999" table:style-name="ce4">
            <text:p>0,2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7423" table:style-name="ce4">
            <text:p>0,531980362</text:p>
          </table:table-cell>
          <table:table-cell office:value-type="float" office:value="0.15640000000000001" table:style-name="ce4">
            <text:p>0,15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680432825949779" table:style-name="ce4">
            <text:p>2,5680432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647546082149603" table:style-name="ce4">
            <text:p>3,4647546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843033568214238" table:style-name="ce4">
            <text:p>1,684303357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843033568214238" table:style-name="ce4">
            <text:p>1,6843033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2034191405511692" table:style-name="ce4">
            <text:p>0,320341914</text:p>
          </table:table-cell>
          <table:table-cell office:value-type="float" office:value="0.5272" table:style-name="ce4">
            <text:p>0,52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699792664134137" table:style-name="ce4">
            <text:p>1,169979266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430613852056382" table:style-name="ce4">
            <text:p>1,44306138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33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8" table:style-name="ce4">
            <text:p>0,1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6239999999999999" table:style-name="ce4">
            <text:p>0,16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5679999999999999" table:style-name="ce4">
            <text:p>0,15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311877817414981" table:style-name="ce4">
            <text:p>0,831187782</text:p>
          </table:table-cell>
          <table:table-cell office:value-type="float" office:value="3.0800000000000001E-2" table:style-name="ce4">
            <text:p>0,03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3198036176398134" table:style-name="ce4">
            <text:p>0,531980362</text:p>
          </table:table-cell>
          <table:table-cell office:value-type="float" office:value="0.15840000000000001" table:style-name="ce4">
            <text:p>0,158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88675286603464" table:style-name="ce4">
            <text:p>1,57886752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738571466933699" table:style-name="ce4">
            <text:p>10,738571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340613048024366" table:style-name="ce4">
            <text:p>1,134061305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31544449383486" table:style-name="ce4">
            <text:p>1,331544449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5162356486948951" table:style-name="ce4">
            <text:p>6,5162356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647546082149603" table:style-name="ce4">
            <text:p>3,4647546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864223738436536" table:style-name="ce4">
            <text:p>1,58642237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32740096997884" table:style-name="ce4">
            <text:p>1,60327401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8133779493892348" table:style-name="ce4">
            <text:p>0,481337795</text:p>
          </table:table-cell>
          <table:table-cell office:value-type="float" office:value="0.2344" table:style-name="ce4">
            <text:p>0,23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0578904266128362" table:style-name="ce4">
            <text:p>0,205789043</text:p>
          </table:table-cell>
          <table:table-cell office:value-type="float" office:value="0.8548" table:style-name="ce4">
            <text:p>0,85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4438040227497" table:style-name="ce4">
            <text:p>1,47443804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4438040227497" table:style-name="ce4">
            <text:p>1,47443804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956388289800259" table:style-name="ce4">
            <text:p>1,395638829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1936371965926469" table:style-name="ce4">
            <text:p>4,1936371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932000929614702" table:style-name="ce4">
            <text:p>1,7932000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932000929614702" table:style-name="ce4">
            <text:p>1,79320009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74438040227497" table:style-name="ce4">
            <text:p>1,47443804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932000929614702" table:style-name="ce4">
            <text:p>1,7932000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68691910171853" table:style-name="ce4">
            <text:p>1,768691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33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256817971669534" table:style-name="ce4">
            <text:p>2,0256817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351585900265292" table:style-name="ce4">
            <text:p>2,235158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39951932950618" table:style-name="ce4">
            <text:p>1,573995193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181413776097926" table:style-name="ce4">
            <text:p>7,9181413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25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39951932950618" table:style-name="ce4">
            <text:p>1,57399519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1502042502098888" table:style-name="ce4">
            <text:p>3,150204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937431608299804" table:style-name="ce4">
            <text:p>3,5937431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031010777045537" table:style-name="ce4">
            <text:p>2,3031010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16996672556624" table:style-name="ce4">
            <text:p>2,1169966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573342146440481" table:style-name="ce4">
            <text:p>7,8573342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573342146440481" table:style-name="ce4">
            <text:p>7,8573342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706795770931478" table:style-name="ce4">
            <text:p>2,27067957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730618005139547" table:style-name="ce4">
            <text:p>1,073061801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662699974635757" table:style-name="ce4">
            <text:p>2,36626999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8102922832267936" table:style-name="ce4">
            <text:p>9,8102922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188775865210303" table:style-name="ce4">
            <text:p>1,618877587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5115287804763113" table:style-name="ce4">
            <text:p>0,551152878</text:p>
          </table:table-cell>
          <table:table-cell office:value-type="float" office:value="0.15040000000000001" table:style-name="ce4">
            <text:p>0,15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4056190147256515" table:style-name="ce4">
            <text:p>7,4056190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4056190147256515" table:style-name="ce4">
            <text:p>7,4056190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9115155714980006" table:style-name="ce4">
            <text:p>0,591151557</text:p>
          </table:table-cell>
          <table:table-cell office:value-type="float" office:value="0.1164" table:style-name="ce4">
            <text:p>0,11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4137458147317687" table:style-name="ce4">
            <text:p>0,941374581</text:p>
          </table:table-cell>
          <table:table-cell office:value-type="float" office:value="1.6E-2" table:style-name="ce4">
            <text:p>0,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846188059770597" table:style-name="ce4">
            <text:p>1,184618806</text:p>
          </table:table-cell>
          <table:table-cell office:value-type="float" office:value="3.2000000000000002E-3" table:style-name="ce4">
            <text:p>0,00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8118366938936745" table:style-name="ce4">
            <text:p>8,8118366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248611751527946" table:style-name="ce4">
            <text:p>1,124861175</text:p>
          </table:table-cell>
          <table:table-cell office:value-type="float" office:value="6.7999999999999996E-3" table:style-name="ce4">
            <text:p>0,00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473532588199319" table:style-name="ce4">
            <text:p>2,0473532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2658582606529691" table:style-name="ce4">
            <text:p>7,2658582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2604424123734859" table:style-name="ce4">
            <text:p>8,2604424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473532588199319" table:style-name="ce4">
            <text:p>2,04735325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312967784377136" table:style-name="ce4">
            <text:p>1,031296778</text:p>
          </table:table-cell>
          <table:table-cell office:value-type="float" office:value="8.8000000000000005E-3" table:style-name="ce4">
            <text:p>0,00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6438077218170193" table:style-name="ce4">
            <text:p>2,6438077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9824842948664809" table:style-name="ce4">
            <text:p>9,98248429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433321457439035" table:style-name="ce4">
            <text:p>2,5433321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26962084588608" table:style-name="ce4">
            <text:p>10,826962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7004751128143241" table:style-name="ce4">
            <text:p>4,70047511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342723808444461" table:style-name="ce4">
            <text:p>1,8342723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181617611167056" table:style-name="ce4">
            <text:p>1,318161761</text:p>
          </table:table-cell>
          <table:table-cell office:value-type="float" office:value="2.3999999999999998E-3" table:style-name="ce4">
            <text:p>0,00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67978084835012" table:style-name="ce4">
            <text:p>9,06797808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0821307166433911" table:style-name="ce4">
            <text:p>8,08213071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15200326077985" table:style-name="ce4">
            <text:p>2,3152003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7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Effort to reach rating A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439031347248132" table:style-name="ce4">
            <text:p>10,439031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92294301723658" table:style-name="ce4">
            <text:p>1,6292294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26962084588608" table:style-name="ce4">
            <text:p>10,826962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833067826347616" table:style-name="ce4">
            <text:p>1,8833067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492947237924092" table:style-name="ce4">
            <text:p>10,492947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55460243660656" table:style-name="ce4">
            <text:p>1,415546024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SQ 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593699246619941" table:style-name="ce4">
            <text:p>10,593699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Critical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2498532301023246" table:style-name="ce4">
            <text:p>4,249853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217688426140541" table:style-name="ce4">
            <text:p>2,2217688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Cognitive complexity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57877487317964" table:style-name="ce4">
            <text:p>1,357877487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Min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8281070540729232" table:style-name="ce4">
            <text:p>8,82810705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Info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0368879894372824" table:style-name="ce4">
            <text:p>8,03688798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SQ maintain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978752096142571" table:style-name="ce4">
            <text:p>2,497875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Security hotspot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7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Effort to reach rating 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39235166113744" table:style-name="ce4">
            <text:p>10,392351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Duplicated block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65563453651527" table:style-name="ce4">
            <text:p>1,9465563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593699246619941" table:style-name="ce4">
            <text:p>10,593699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Code smell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565790035873903" table:style-name="ce4">
            <text:p>2,2565790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Bug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381345455797927" table:style-name="ce4">
            <text:p>10,381345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Avg(Maj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340261036864277" table:style-name="ce4">
            <text:p>1,9340261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Sqale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862400277403125" table:style-name="ce4">
            <text:p>10,862400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63154247478964" table:style-name="ce4">
            <text:p>10,631542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Taylor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389509069203569" table:style-name="ce4">
            <text:p>4,6389509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Yin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547348146397766" table:style-name="ce4">
            <text:p>3,8547348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Liu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2043008119684799" table:style-name="ce4">
            <text:p>5,2043008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Huang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7957763503464363" table:style-name="ce4">
            <text:p>4,795776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Taylor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389509056561025" table:style-name="ce4">
            <text:p>4,6389509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Yin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547347823528213" table:style-name="ce4">
            <text:p>3,8547347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Liu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2043008210359787" table:style-name="ce4">
            <text:p>5,2043008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Huang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7957763338571482" table:style-name="ce4">
            <text:p>4,79577633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Taylor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364373483560612" table:style-name="ce4">
            <text:p>4,63643734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Yin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8786015795472721" table:style-name="ce4">
            <text:p>3,878601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Liu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1919151403475752" table:style-name="ce4">
            <text:p>5,1919151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Huang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3745093554435854" table:style-name="ce4">
            <text:p>5,3745093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Taylor_TA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2711684946647921" table:style-name="ce4">
            <text:p>0,927116849</text:p>
          </table:table-cell>
          <table:table-cell office:value-type="float" office:value="1.3599999999999999E-2" table:style-name="ce4">
            <text:p>0,01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5</text:p>
          </table:table-cell>
          <table:table-cell office:value-type="string" table:style-name="ce3">
            <text:p>Taylor_FOM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27614798447712" table:style-name="ce4">
            <text:p>2,3276147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928675981804822" table:style-name="ce4">
            <text:p>2,2928675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492021551019036" table:style-name="ce4">
            <text:p>2,14920215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894311989469152" table:style-name="ce4">
            <text:p>5,89431198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479457709039615" table:style-name="ce4">
            <text:p>2,54794577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57280807650834" table:style-name="ce4">
            <text:p>1,405728081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231977011380081" table:style-name="ce4">
            <text:p>2,4231977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672288949573428" table:style-name="ce4">
            <text:p>1,36722889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043100460164247" table:style-name="ce4">
            <text:p>3,0043100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MethodProtecte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007734119833245" table:style-name="ce4">
            <text:p>9,0007734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115314392670776" table:style-name="ce4">
            <text:p>1,51153143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01913105699104" table:style-name="ce4">
            <text:p>1,4101913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331685657342632" table:style-name="ce4">
            <text:p>1,9331685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436842512378284" table:style-name="ce4">
            <text:p>1,343684251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981090182794013" table:style-name="ce4">
            <text:p>1,298109018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6520121037571016" table:style-name="ce4">
            <text:p>0,96520121</text:p>
          </table:table-cell>
          <table:table-cell office:value-type="float" office:value="0.01" table:style-name="ce4">
            <text:p>0,0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396228090822298" table:style-name="ce4">
            <text:p>1,139622809</text:p>
          </table:table-cell>
          <table:table-cell office:value-type="float" office:value="3.5999999999999999E-3" table:style-name="ce4">
            <text:p>0,00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839128966362303" table:style-name="ce4">
            <text:p>1,483912897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326551053806327" table:style-name="ce4">
            <text:p>1,4326551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86743191097348" table:style-name="ce4">
            <text:p>1,6086743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440856876386178" table:style-name="ce4">
            <text:p>1,344085688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849983291760545" table:style-name="ce4">
            <text:p>1,48499832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41791717119041" table:style-name="ce4">
            <text:p>1,41417917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9731054409670605" table:style-name="ce4">
            <text:p>2,97310544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RatioProtected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581177537633678" table:style-name="ce4">
            <text:p>0,345811775</text:p>
          </table:table-cell>
          <table:table-cell office:value-type="float" office:value="0.48359999999999997" table:style-name="ce4">
            <text:p>0,48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400101451580959" table:style-name="ce4">
            <text:p>1,540010145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287159862129464" table:style-name="ce4">
            <text:p>1,92871598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924555786563992" table:style-name="ce4">
            <text:p>2,3924555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577004733216832" table:style-name="ce4">
            <text:p>2,4577004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277436367031797" table:style-name="ce4">
            <text:p>2,12774363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922734780271284" table:style-name="ce4">
            <text:p>1,8922734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68585827376197" table:style-name="ce4">
            <text:p>1,406858583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143340815597313" table:style-name="ce4">
            <text:p>2,5143340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143340815597313" table:style-name="ce4">
            <text:p>2,5143340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825740318897608" table:style-name="ce4">
            <text:p>1,68257403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085638025442904" table:style-name="ce4">
            <text:p>2,7085638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79325212414247" table:style-name="ce4">
            <text:p>1,45793252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79325212414247" table:style-name="ce4">
            <text:p>1,4579325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143340815597313" table:style-name="ce4">
            <text:p>2,5143340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332344116896479" table:style-name="ce4">
            <text:p>1,033234412</text:p>
          </table:table-cell>
          <table:table-cell office:value-type="float" office:value="1.04E-2" table:style-name="ce4">
            <text:p>0,01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847806827564781" table:style-name="ce4">
            <text:p>1,384780683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6779755820369431" table:style-name="ce4">
            <text:p>9,6779755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007734119833245" table:style-name="ce4">
            <text:p>9,0007734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007734119833245" table:style-name="ce4">
            <text:p>9,0007734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007734119833245" table:style-name="ce4">
            <text:p>9,0007734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63373929649016" table:style-name="ce4">
            <text:p>1,59633739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007734119833245" table:style-name="ce4">
            <text:p>9,0007734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837485277746516" table:style-name="ce4">
            <text:p>1,7837485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7554674090504747" table:style-name="ce4">
            <text:p>6,7554674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268234996615995" table:style-name="ce4">
            <text:p>1,0268235</text:p>
          </table:table-cell>
          <table:table-cell office:value-type="float" office:value="1.04E-2" table:style-name="ce4">
            <text:p>0,01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894311989469152" table:style-name="ce4">
            <text:p>5,89431198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7025202722336914" table:style-name="ce4">
            <text:p>4,70252027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728283245227431" table:style-name="ce4">
            <text:p>1,37282832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70015784530225" table:style-name="ce4">
            <text:p>1,170015785</text:p>
          </table:table-cell>
          <table:table-cell office:value-type="float" office:value="6.0000000000000001E-3" table:style-name="ce4">
            <text:p>0,00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187765203979687" table:style-name="ce4">
            <text:p>1,6187765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00313647525483" table:style-name="ce4">
            <text:p>1,570031365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937077288584568" table:style-name="ce4">
            <text:p>1,99370772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6842664883940444" table:style-name="ce4">
            <text:p>0,468426649</text:p>
          </table:table-cell>
          <table:table-cell office:value-type="float" office:value="0.24" table:style-name="ce4">
            <text:p>0,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6842664883940444" table:style-name="ce4">
            <text:p>0,468426649</text:p>
          </table:table-cell>
          <table:table-cell office:value-type="float" office:value="0.23519999999999999" table:style-name="ce4">
            <text:p>0,23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739876819879683" table:style-name="ce4">
            <text:p>1,273987682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313393510174706" table:style-name="ce4">
            <text:p>0,343133935</text:p>
          </table:table-cell>
          <table:table-cell office:value-type="float" office:value="0.47439999999999999" table:style-name="ce4">
            <text:p>0,47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34665230709259" table:style-name="ce4">
            <text:p>2,33466523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684614597951125" table:style-name="ce4">
            <text:p>3,268461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0803508573746" table:style-name="ce4">
            <text:p>1,59080350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0803508573746" table:style-name="ce4">
            <text:p>1,5908035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6842664883940444" table:style-name="ce4">
            <text:p>0,468426649</text:p>
          </table:table-cell>
          <table:table-cell office:value-type="float" office:value="0.25240000000000001" table:style-name="ce4">
            <text:p>0,25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455791719600313" table:style-name="ce4">
            <text:p>1,245579172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533370453620179" table:style-name="ce4">
            <text:p>1,353337045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6779755820369431" table:style-name="ce4">
            <text:p>9,6779755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31339351017435" table:style-name="ce4">
            <text:p>0,343133935</text:p>
          </table:table-cell>
          <table:table-cell office:value-type="float" office:value="0.48320000000000002" table:style-name="ce4">
            <text:p>0,48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31339351017435" table:style-name="ce4">
            <text:p>0,343133935</text:p>
          </table:table-cell>
          <table:table-cell office:value-type="float" office:value="0.47960000000000003" table:style-name="ce4">
            <text:p>0,47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31339351017435" table:style-name="ce4">
            <text:p>0,343133935</text:p>
          </table:table-cell>
          <table:table-cell office:value-type="float" office:value="0.46879999999999999" table:style-name="ce4">
            <text:p>0,46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6159493163807923" table:style-name="ce4">
            <text:p>0,761594932</text:p>
          </table:table-cell>
          <table:table-cell office:value-type="float" office:value="4.1599999999999998E-2" table:style-name="ce4">
            <text:p>0,04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431339351017435" table:style-name="ce4">
            <text:p>0,343133935</text:p>
          </table:table-cell>
          <table:table-cell office:value-type="float" office:value="0.48480000000000001" table:style-name="ce4">
            <text:p>0,48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503505862321845" table:style-name="ce4">
            <text:p>1,55035058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4915344498043908" table:style-name="ce4">
            <text:p>7,491534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585465534446357" table:style-name="ce4">
            <text:p>1,058546553</text:p>
          </table:table-cell>
          <table:table-cell office:value-type="float" office:value="8.8000000000000005E-3" table:style-name="ce4">
            <text:p>0,00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862659552815501" table:style-name="ce4">
            <text:p>1,286265955</text:p>
          </table:table-cell>
          <table:table-cell office:value-type="float" office:value="2.3999999999999998E-3" table:style-name="ce4">
            <text:p>0,00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7714592437773717" table:style-name="ce4">
            <text:p>5,77145924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684614597951125" table:style-name="ce4">
            <text:p>3,268461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931378191164697" table:style-name="ce4">
            <text:p>1,493137819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367555243083132" table:style-name="ce4">
            <text:p>1,136755524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6901094564995418" table:style-name="ce4">
            <text:p>0,869010946</text:p>
          </table:table-cell>
          <table:table-cell office:value-type="float" office:value="0.02" table:style-name="ce4">
            <text:p>0,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26516006794772906" table:style-name="ce4">
            <text:p>0,265160068</text:p>
          </table:table-cell>
          <table:table-cell office:value-type="float" office:value="0.68799999999999994" table:style-name="ce4">
            <text:p>0,6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105337601342875" table:style-name="ce4">
            <text:p>1,31053376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105337601342875" table:style-name="ce4">
            <text:p>1,31053376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77282062143239" table:style-name="ce4">
            <text:p>1,59772820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6736117000889159" table:style-name="ce4">
            <text:p>3,673611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484072284205048" table:style-name="ce4">
            <text:p>1,548407228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484072284205048" table:style-name="ce4">
            <text:p>1,5484072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105337601342875" table:style-name="ce4">
            <text:p>1,31053376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484072284205048" table:style-name="ce4">
            <text:p>1,548407228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5528866405551" table:style-name="ce4">
            <text:p>1,45552886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6779755820369431" table:style-name="ce4">
            <text:p>9,6779755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86795724388419" table:style-name="ce4">
            <text:p>1,678679572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577386096375143" table:style-name="ce4">
            <text:p>2,057738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7460573785618863" table:style-name="ce4">
            <text:p>6,7460573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968218828488247" table:style-name="ce4">
            <text:p>1,296821883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309435395721401" table:style-name="ce4">
            <text:p>10,309435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6779755820369431" table:style-name="ce4">
            <text:p>9,6779755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968218828488247" table:style-name="ce4">
            <text:p>1,296821883</text:p>
          </table:table-cell>
          <table:table-cell office:value-type="float" office:value="4.0000000000000001E-3" table:style-name="ce4">
            <text:p>0,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6388385670332006" table:style-name="ce4">
            <text:p>2,63883856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814670385557882" table:style-name="ce4">
            <text:p>2,4814670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092855451984811" table:style-name="ce4">
            <text:p>2,3092855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21601532237919" table:style-name="ce4">
            <text:p>1,6221601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8685674507358172" table:style-name="ce4">
            <text:p>6,8685674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8685674507358172" table:style-name="ce4">
            <text:p>6,8685674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957376156905646" table:style-name="ce4">
            <text:p>1,69573761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6172775644836719" table:style-name="ce4">
            <text:p>0,861727756</text:p>
          </table:table-cell>
          <table:table-cell office:value-type="float" office:value="2.3599999999999999E-2" table:style-name="ce4">
            <text:p>0,02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624018911620702" table:style-name="ce4">
            <text:p>1,462401891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8137219346651676" table:style-name="ce4">
            <text:p>8,81372193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700313647525483" table:style-name="ce4">
            <text:p>1,5700313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4872638356105696" table:style-name="ce4">
            <text:p>0,548726384</text:p>
          </table:table-cell>
          <table:table-cell office:value-type="float" office:value="0.156" table:style-name="ce4">
            <text:p>0,1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3331492145845232" table:style-name="ce4">
            <text:p>6,3331492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3331492145845232" table:style-name="ce4">
            <text:p>6,3331492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7711873285535518" table:style-name="ce4">
            <text:p>0,677118733</text:p>
          </table:table-cell>
          <table:table-cell office:value-type="float" office:value="6.7599999999999993E-2" table:style-name="ce4">
            <text:p>0,06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400729897791031" table:style-name="ce4">
            <text:p>1,14007299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754103793425557" table:style-name="ce4">
            <text:p>0,975410379</text:p>
          </table:table-cell>
          <table:table-cell office:value-type="float" office:value="1.4800000000000001E-2" table:style-name="ce4">
            <text:p>0,01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993870106293258" table:style-name="ce4">
            <text:p>7,8993870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925077801392625" table:style-name="ce4">
            <text:p>1,19250778</text:p>
          </table:table-cell>
          <table:table-cell office:value-type="float" office:value="4.4000000000000003E-3" table:style-name="ce4">
            <text:p>0,00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286747612731112" table:style-name="ce4">
            <text:p>1,9286747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334991215474503" table:style-name="ce4">
            <text:p>6,0334991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2710561421177218" table:style-name="ce4">
            <text:p>7,2710561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286747612731112" table:style-name="ce4">
            <text:p>1,9286747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9059180930756341" table:style-name="ce4">
            <text:p>0,990591809</text:p>
          </table:table-cell>
          <table:table-cell office:value-type="float" office:value="0.01" table:style-name="ce4">
            <text:p>0,0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112560664086843" table:style-name="ce4">
            <text:p>2,5112560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9494691705757958" table:style-name="ce4">
            <text:p>8,94946917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934806746364202" table:style-name="ce4">
            <text:p>2,29348067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908156619997456" table:style-name="ce4">
            <text:p>7,8908156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574762615780074" table:style-name="ce4">
            <text:p>2,8574762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242775901568031" table:style-name="ce4">
            <text:p>3,024277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627794259569114" table:style-name="ce4">
            <text:p>1,562779426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5221049783550811" table:style-name="ce4">
            <text:p>6,5221049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5087430053674638" table:style-name="ce4">
            <text:p>7,5087430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3447548694390363" table:style-name="ce4">
            <text:p>3,3447548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44918075909343" table:style-name="ce4">
            <text:p>9,4491807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Effort to reach rating A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4491807590934371" table:style-name="ce4">
            <text:p>9,4491807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2616941047601173" table:style-name="ce4">
            <text:p>3,2616941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908156619997456" table:style-name="ce4">
            <text:p>7,8908156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734366217176259" table:style-name="ce4">
            <text:p>3,0734366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5735031742459924" table:style-name="ce4">
            <text:p>7,57350317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5785764381976612" table:style-name="ce4">
            <text:p>2,5785764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SQ 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008987955352978" table:style-name="ce4">
            <text:p>7,9008987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Critical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897606678987493" table:style-name="ce4">
            <text:p>2,18976066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330107064257717" table:style-name="ce4">
            <text:p>1,6330107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Cognitive complexity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33562399125848" table:style-name="ce4">
            <text:p>1,233562399</text:p>
          </table:table-cell>
          <table:table-cell office:value-type="float" office:value="2.8E-3" table:style-name="ce4">
            <text:p>0,00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Min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938304159246428" table:style-name="ce4">
            <text:p>6,09383041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Info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760339791906091" table:style-name="ce4">
            <text:p>7,76033979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SQ maintain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716064470834901" table:style-name="ce4">
            <text:p>1,8716064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Security hotspot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44918075909343" table:style-name="ce4">
            <text:p>9,4491807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Effort to reach rating 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2254715187166454" table:style-name="ce4">
            <text:p>9,2254715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Duplicated block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3932269983711194" table:style-name="ce4">
            <text:p>0,8393227</text:p>
          </table:table-cell>
          <table:table-cell office:value-type="float" office:value="2.4799999999999999E-2" table:style-name="ce4">
            <text:p>0,024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008987955352978" table:style-name="ce4">
            <text:p>7,9008987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Code smell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586500018161999" table:style-name="ce4">
            <text:p>1,758650002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Bug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2734992185557061" table:style-name="ce4">
            <text:p>7,27349921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Avg(Maj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494610077563884" table:style-name="ce4">
            <text:p>1,5494610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Sqale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6779755820369431" table:style-name="ce4">
            <text:p>9,6779755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7460573785618791" table:style-name="ce4">
            <text:p>6,7460573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Taylor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946042375901627" table:style-name="ce4">
            <text:p>4,6946042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Yin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857412175123883" table:style-name="ce4">
            <text:p>3,7857412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Liu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8860503093639167" table:style-name="ce4">
            <text:p>4,8860503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Huang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8402193866726719" table:style-name="ce4">
            <text:p>4,84021938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Taylor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946042344477732" table:style-name="ce4">
            <text:p>4,69460423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Yin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857411971138468" table:style-name="ce4">
            <text:p>3,7857411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Liu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8860503009483551" table:style-name="ce4">
            <text:p>4,8860503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Huang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8402193960530013" table:style-name="ce4">
            <text:p>4,8402193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Taylor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70260934672595" table:style-name="ce4">
            <text:p>4,7026093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Yin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6864927377325678" table:style-name="ce4">
            <text:p>3,6864927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Liu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311779261313831" table:style-name="ce4">
            <text:p>4,9311779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Huang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3781927563811536" table:style-name="ce4">
            <text:p>5,3781927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Taylor_TA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5542263300727726" table:style-name="ce4">
            <text:p>0,955422633</text:p>
          </table:table-cell>
          <table:table-cell office:value-type="float" office:value="1.2E-2" table:style-name="ce4">
            <text:p>0,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6</text:p>
          </table:table-cell>
          <table:table-cell office:value-type="string" table:style-name="ce3">
            <text:p>Taylor_FOM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051456232181295" table:style-name="ce4">
            <text:p>2,20514562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949430844053261" table:style-name="ce4">
            <text:p>1,59494308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5305844257638057" table:style-name="ce4">
            <text:p>5,5305844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3230323208067247" table:style-name="ce4">
            <text:p>5,3230323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9779638531937351" table:style-name="ce4">
            <text:p>2,9779638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4386400588442" table:style-name="ce4">
            <text:p>1,8438640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103323303261064" table:style-name="ce4">
            <text:p>1,910332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133121277144554" table:style-name="ce4">
            <text:p>1,9133121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177364093372397" table:style-name="ce4">
            <text:p>1,81773640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MethodProtecte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27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503838325614225" table:style-name="ce4">
            <text:p>1,550383833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020547945090428" table:style-name="ce4">
            <text:p>2,00205479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497843273213199" table:style-name="ce4">
            <text:p>1,349784327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394655686134669" table:style-name="ce4">
            <text:p>2,1394655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4934771834467" table:style-name="ce4">
            <text:p>2,0493477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9744225071591188" table:style-name="ce4">
            <text:p>0,897442251</text:p>
          </table:table-cell>
          <table:table-cell office:value-type="float" office:value="1.7600000000000001E-2" table:style-name="ce4">
            <text:p>0,01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655355931893659" table:style-name="ce4">
            <text:p>1,265535593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937254934354456" table:style-name="ce4">
            <text:p>2,2937254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92229691924727" table:style-name="ce4">
            <text:p>1,94922296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009782111731781" table:style-name="ce4">
            <text:p>1,60097821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32366258152598" table:style-name="ce4">
            <text:p>2,4323662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346843851496949" table:style-name="ce4">
            <text:p>1,234684385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436763281133082" table:style-name="ce4">
            <text:p>2,1436763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308145094073822" table:style-name="ce4">
            <text:p>2,8308145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RatioProtectedToPublic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45216291468572578" table:style-name="ce4">
            <text:p>0,452162915</text:p>
          </table:table-cell>
          <table:table-cell office:value-type="float" office:value="0.27039999999999997" table:style-name="ce4">
            <text:p>0,27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5244912539727977" table:style-name="ce4">
            <text:p>0,952449125</text:p>
          </table:table-cell>
          <table:table-cell office:value-type="float" office:value="1.12E-2" table:style-name="ce4">
            <text:p>0,01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036366590227068" table:style-name="ce4">
            <text:p>1,003636659</text:p>
          </table:table-cell>
          <table:table-cell office:value-type="float" office:value="7.1999999999999998E-3" table:style-name="ce4">
            <text:p>0,007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88195733940448" table:style-name="ce4">
            <text:p>1,288195734</text:p>
          </table:table-cell>
          <table:table-cell office:value-type="float" office:value="2.3999999999999998E-3" table:style-name="ce4">
            <text:p>0,00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994788216230191" table:style-name="ce4">
            <text:p>2,7994788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592051863485807" table:style-name="ce4">
            <text:p>0,759205186</text:p>
          </table:table-cell>
          <table:table-cell office:value-type="float" office:value="4.5199999999999997E-2" table:style-name="ce4">
            <text:p>0,04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10644562214074" table:style-name="ce4">
            <text:p>2,4106445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935217244840132" table:style-name="ce4">
            <text:p>2,0935217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446093052455169" table:style-name="ce4">
            <text:p>2,1446093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446093052455169" table:style-name="ce4">
            <text:p>2,1446093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339207679085476" table:style-name="ce4">
            <text:p>2,03392076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08839878519052" table:style-name="ce4">
            <text:p>1,8088398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142061611742484" table:style-name="ce4">
            <text:p>1,614206161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142061611742484" table:style-name="ce4">
            <text:p>1,614206161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446093052455169" table:style-name="ce4">
            <text:p>2,14460930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02252557277675" table:style-name="ce4">
            <text:p>1,5022525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288295656077068" table:style-name="ce4">
            <text:p>1,428829566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7963059548041898" table:style-name="ce4">
            <text:p>9,7963059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27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27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27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027522413458577" table:style-name="ce4">
            <text:p>1,102752241</text:p>
          </table:table-cell>
          <table:table-cell office:value-type="float" office:value="4.0000000000000001E-3" table:style-name="ce4">
            <text:p>0,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27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5385023808424" table:style-name="ce4">
            <text:p>1,67538502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795822627489642" table:style-name="ce4">
            <text:p>6,0795822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956991649137045" table:style-name="ce4">
            <text:p>1,395699165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364613566606295" table:style-name="ce4">
            <text:p>4,9364613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3721778343735522" table:style-name="ce4">
            <text:p>6,37217783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634866844427428" table:style-name="ce4">
            <text:p>1,263486684</text:p>
          </table:table-cell>
          <table:table-cell office:value-type="float" office:value="2.3999999999999998E-3" table:style-name="ce4">
            <text:p>0,002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279235841216604" table:style-name="ce4">
            <text:p>1,62792358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0644408980113056" table:style-name="ce4">
            <text:p>0,90644409</text:p>
          </table:table-cell>
          <table:table-cell office:value-type="float" office:value="1.6400000000000001E-2" table:style-name="ce4">
            <text:p>0,01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556927143062723" table:style-name="ce4">
            <text:p>2,35569271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7224433069559524" table:style-name="ce4">
            <text:p>0,972244331</text:p>
          </table:table-cell>
          <table:table-cell office:value-type="float" office:value="1.32E-2" table:style-name="ce4">
            <text:p>0,01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58113807629671" table:style-name="ce4">
            <text:p>2,3581138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58113807629671" table:style-name="ce4">
            <text:p>2,3581138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550665694881928" table:style-name="ce4">
            <text:p>1,255066569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865007887445671" table:style-name="ce4">
            <text:p>0,686500789</text:p>
          </table:table-cell>
          <table:table-cell office:value-type="float" office:value="6.1199999999999997E-2" table:style-name="ce4">
            <text:p>0,06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56285550385464" table:style-name="ce4">
            <text:p>1,675628555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298756822135054" table:style-name="ce4">
            <text:p>1,129875682</text:p>
          </table:table-cell>
          <table:table-cell office:value-type="float" office:value="5.1999999999999998E-3" table:style-name="ce4">
            <text:p>0,00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729353167092547" table:style-name="ce4">
            <text:p>1,77293531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729353167092547" table:style-name="ce4">
            <text:p>1,772935317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58113807629671" table:style-name="ce4">
            <text:p>2,3581138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246632325949307" table:style-name="ce4">
            <text:p>1,9246632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321273221682546" table:style-name="ce4">
            <text:p>1,83212732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7400559299937726" table:style-name="ce4">
            <text:p>9,740055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8650078874456355" table:style-name="ce4">
            <text:p>0,686500789</text:p>
          </table:table-cell>
          <table:table-cell office:value-type="float" office:value="5.8400000000000001E-2" table:style-name="ce4">
            <text:p>0,058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8650078874456355" table:style-name="ce4">
            <text:p>0,686500789</text:p>
          </table:table-cell>
          <table:table-cell office:value-type="float" office:value="7.5200000000000003E-2" table:style-name="ce4">
            <text:p>0,075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8650078874456355" table:style-name="ce4">
            <text:p>0,686500789</text:p>
          </table:table-cell>
          <table:table-cell office:value-type="float" office:value="6.6000000000000003E-2" table:style-name="ce4">
            <text:p>0,06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499521993581979" table:style-name="ce4">
            <text:p>1,249952199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8650078874456355" table:style-name="ce4">
            <text:p>0,686500789</text:p>
          </table:table-cell>
          <table:table-cell office:value-type="float" office:value="5.9200000000000003E-2" table:style-name="ce4">
            <text:p>0,059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10159796191838" table:style-name="ce4">
            <text:p>1,410159796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5103500067965356" table:style-name="ce4">
            <text:p>6,5103500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436666949087602" table:style-name="ce4">
            <text:p>1,94366669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219989636031485" table:style-name="ce4">
            <text:p>1,7219989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774786651783373" table:style-name="ce4">
            <text:p>4,37747866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298756822135054" table:style-name="ce4">
            <text:p>1,129875682</text:p>
          </table:table-cell>
          <table:table-cell office:value-type="float" office:value="4.4000000000000003E-3" table:style-name="ce4">
            <text:p>0,00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621766829225471" table:style-name="ce4">
            <text:p>1,7621766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5358795552461046" table:style-name="ce4">
            <text:p>0,653587956</text:p>
          </table:table-cell>
          <table:table-cell office:value-type="float" office:value="9.4399999999999998E-2" table:style-name="ce4">
            <text:p>0,09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38327335539012708" table:style-name="ce4">
            <text:p>0,383273355</text:p>
          </table:table-cell>
          <table:table-cell office:value-type="float" office:value="0.36280000000000001" table:style-name="ce4">
            <text:p>0,362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18783096590714266" table:style-name="ce4">
            <text:p>0,187830966</text:p>
          </table:table-cell>
          <table:table-cell office:value-type="float" office:value="0.91559999999999997" table:style-name="ce4">
            <text:p>0,91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844327667557394" table:style-name="ce4">
            <text:p>3,08443276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844327667557394" table:style-name="ce4">
            <text:p>3,08443276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Av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252259734022886" table:style-name="ce4">
            <text:p>2,22522597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09511200353586" table:style-name="ce4">
            <text:p>3,50951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977912921983688" table:style-name="ce4">
            <text:p>1,79779129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977912921983688" table:style-name="ce4">
            <text:p>1,79779129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0844327667557394" table:style-name="ce4">
            <text:p>3,08443276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539037975884831" table:style-name="ce4">
            <text:p>1,8539037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212004585066644" table:style-name="ce4">
            <text:p>1,9212004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M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7963059548041898" table:style-name="ce4">
            <text:p>9,7963059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302726585757632" table:style-name="ce4">
            <text:p>1,430272659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370934953152144" table:style-name="ce4">
            <text:p>1,73709349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P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798550070812709" table:style-name="ce4">
            <text:p>6,0798550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739766674515025" table:style-name="ce4">
            <text:p>1,97397666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089004740252015" table:style-name="ce4">
            <text:p>10,0890047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467935659208756" table:style-name="ce4">
            <text:p>10,467935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9739766674515025" table:style-name="ce4">
            <text:p>1,97397666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66730276822035" table:style-name="ce4">
            <text:p>1,456673028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AH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6724490416462814" table:style-name="ce4">
            <text:p>3,6724490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817912581816046" table:style-name="ce4">
            <text:p>2,1817912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460849761808674" table:style-name="ce4">
            <text:p>2,24608497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3736324372745159" table:style-name="ce4">
            <text:p>9,37363243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3736324372745159" table:style-name="ce4">
            <text:p>9,37363243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496941442389797" table:style-name="ce4">
            <text:p>2,24969414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378637514710682" table:style-name="ce4">
            <text:p>1,037863751</text:p>
          </table:table-cell>
          <table:table-cell office:value-type="float" office:value="7.6E-3" table:style-name="ce4">
            <text:p>0,00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0269041456996248" table:style-name="ce4">
            <text:p>2,0269041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318059508174045" table:style-name="ce4">
            <text:p>10,3180595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556927143062723" table:style-name="ce4">
            <text:p>2,35569271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1695883591901648" table:style-name="ce4">
            <text:p>0,516958836</text:p>
          </table:table-cell>
          <table:table-cell office:value-type="float" office:value="0.17960000000000001" table:style-name="ce4">
            <text:p>0,179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4044298420612691" table:style-name="ce4">
            <text:p>9,4044298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4044298420612691" table:style-name="ce4">
            <text:p>9,4044298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100695951235835" table:style-name="ce4">
            <text:p>0,610069595</text:p>
          </table:table-cell>
          <table:table-cell office:value-type="float" office:value="0.10639999999999999" table:style-name="ce4">
            <text:p>0,106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820929045443549" table:style-name="ce4">
            <text:p>1,182092905</text:p>
          </table:table-cell>
          <table:table-cell office:value-type="float" office:value="3.5999999999999999E-3" table:style-name="ce4">
            <text:p>0,003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507401891329586" table:style-name="ce4">
            <text:p>1,250740189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1486090914764233" table:style-name="ce4">
            <text:p>9,1486090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5550812064151742" table:style-name="ce4">
            <text:p>0,655508121</text:p>
          </table:table-cell>
          <table:table-cell office:value-type="float" office:value="6.88E-2" table:style-name="ce4">
            <text:p>0,06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806371559505024" table:style-name="ce4">
            <text:p>2,8806371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675950719522476" table:style-name="ce4">
            <text:p>9,06759507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846083323010802" table:style-name="ce4">
            <text:p>9,08460833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806371559505024" table:style-name="ce4">
            <text:p>2,8806371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788680964056248" table:style-name="ce4">
            <text:p>1,078868096</text:p>
          </table:table-cell>
          <table:table-cell office:value-type="float" office:value="6.0000000000000001E-3" table:style-name="ce4">
            <text:p>0,00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4909019108052703" table:style-name="ce4">
            <text:p>2,4909019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236348939762891" table:style-name="ce4">
            <text:p>10,2363489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179760088543006" table:style-name="ce4">
            <text:p>2,2179760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388186469952231" table:style-name="ce4">
            <text:p>7,9388186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5218072059445618" table:style-name="ce4">
            <text:p>1,5218072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85854564018283597" table:style-name="ce4">
            <text:p>0,85854564</text:p>
          </table:table-cell>
          <table:table-cell office:value-type="float" office:value="2.4400000000000002E-2" table:style-name="ce4">
            <text:p>0,02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680215022234535" table:style-name="ce4">
            <text:p>1,66802150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9355137593343272" table:style-name="ce4">
            <text:p>0,793551376</text:p>
          </table:table-cell>
          <table:table-cell office:value-type="float" office:value="3.56E-2" table:style-name="ce4">
            <text:p>0,035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7036029579971483" table:style-name="ce4">
            <text:p>7,7036029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050121824640328" table:style-name="ce4">
            <text:p>1,30501218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237666808851948" table:style-name="ce4">
            <text:p>10,237666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Effort to reach rating A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13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079045766108919" table:style-name="ce4">
            <text:p>2,10790457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388186469952231" table:style-name="ce4">
            <text:p>7,93881864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7975675175594645" table:style-name="ce4">
            <text:p>0,979756752</text:p>
          </table:table-cell>
          <table:table-cell office:value-type="float" office:value="1.32E-2" table:style-name="ce4">
            <text:p>0,01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6294505933639414" table:style-name="ce4">
            <text:p>7,6294505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3924644101783024" table:style-name="ce4">
            <text:p>1,39246441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SQ 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255064711092658" table:style-name="ce4">
            <text:p>7,92550647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Critical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13180956924785" table:style-name="ce4">
            <text:p>1,45131809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7186522410809104" table:style-name="ce4">
            <text:p>0,571865224</text:p>
          </table:table-cell>
          <table:table-cell office:value-type="float" office:value="0.1288" table:style-name="ce4">
            <text:p>0,128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Cognitive complexity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24322515639728" table:style-name="ce4">
            <text:p>1,024322516</text:p>
          </table:table-cell>
          <table:table-cell office:value-type="float" office:value="9.1999999999999998E-3" table:style-name="ce4">
            <text:p>0,009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Min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36137232710459" table:style-name="ce4">
            <text:p>1,036137233</text:p>
          </table:table-cell>
          <table:table-cell office:value-type="float" office:value="8.0000000000000002E-3" table:style-name="ce4">
            <text:p>0,00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Info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0442258770202244" table:style-name="ce4">
            <text:p>8,04422587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SQ maintain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6937993525862538" table:style-name="ce4">
            <text:p>0,669379935</text:p>
          </table:table-cell>
          <table:table-cell office:value-type="float" office:value="7.3200000000000001E-2" table:style-name="ce4">
            <text:p>0,073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Security hotspot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0.367840269637597" table:style-name="ce4">
            <text:p>10,3678402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Effort to reach rating 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27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Duplicated block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877526565294403" table:style-name="ce4">
            <text:p>1,6877526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Reliability remediation effor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9255064711092658" table:style-name="ce4">
            <text:p>7,92550647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Code smell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1649508161489663" table:style-name="ce4">
            <text:p>0,616495082</text:p>
          </table:table-cell>
          <table:table-cell office:value-type="float" office:value="0.10680000000000001" table:style-name="ce4">
            <text:p>0,1068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Bug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4062801333854011" table:style-name="ce4">
            <text:p>7,4062801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Avg(Major violation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4857480744608935" table:style-name="ce4">
            <text:p>0,948574807</text:p>
          </table:table-cell>
          <table:table-cell office:value-type="float" office:value="7.6E-3" table:style-name="ce4">
            <text:p>0,0076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Sqale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090073898706727" table:style-name="ce4">
            <text:p>11,090073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8606992977952643" table:style-name="ce4">
            <text:p>6,8606992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Taylor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664369109402656" table:style-name="ce4">
            <text:p>4,3664369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Yin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941101981013347" table:style-name="ce4">
            <text:p>4,6941101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Liu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2978771205831947" table:style-name="ce4">
            <text:p>5,29787712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Huang_J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5056915863283749" table:style-name="ce4">
            <text:p>4,50569158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Taylor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664369120493802" table:style-name="ce4">
            <text:p>4,3664369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Yin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94110130016341" table:style-name="ce4">
            <text:p>4,6941101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Liu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2978771175829422" table:style-name="ce4">
            <text:p>5,2978771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Huang_C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5056915779606257" table:style-name="ce4">
            <text:p>4,5056915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Taylor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180311331072119" table:style-name="ce4">
            <text:p>4,3180311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Yin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801101447769483" table:style-name="ce4">
            <text:p>3,78011014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Liu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8758335439634308" table:style-name="ce4">
            <text:p>4,87583354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Huang_MN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0736910238426347" table:style-name="ce4">
            <text:p>5,0736910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Taylor_TA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0778369476734539" table:style-name="ce4">
            <text:p>1,077836948</text:p>
          </table:table-cell>
          <table:table-cell office:value-type="float" office:value="4.0000000000000001E-3" table:style-name="ce4">
            <text:p>0,00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7</text:p>
          </table:table-cell>
          <table:table-cell office:value-type="string" table:style-name="ce3">
            <text:p>Taylor_FOM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57047817832229" table:style-name="ce4">
            <text:p>2,157047818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number-rows-repeated="104740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15</meta:generator>
    <dc:creator>Alexander Bakhtin</dc:creator>
    <meta:creation-date>2025-03-25T08:36:57Z</meta:creation-date>
    <dc:date>2025-03-25T08:45:26Z</dc:date>
  </office:meta>
</office:document-meta>
</file>